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1bd73" officeooo:paragraph-rsid="0001bd73" style:font-size-asian="13.1000003814697pt" style:font-weight-asian="bold" style:font-size-complex="15pt" style:font-weight-complex="bold"/>
    </style:style>
    <style:style style:name="P2" style:family="paragraph" style:parent-style-name="Standard">
      <style:paragraph-properties fo:text-align="start" style:justify-single-word="false"/>
      <style:text-properties fo:font-size="15pt" fo:font-weight="bold" officeooo:rsid="0001bd73" officeooo:paragraph-rsid="0001bd73" style:font-size-asian="13.1000003814697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bold" officeooo:rsid="0007561d" officeooo:paragraph-rsid="0007561d"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fo:font-weight="bold" officeooo:rsid="000f23f6" officeooo:paragraph-rsid="000f23f6"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bold" officeooo:rsid="0012e1b4" officeooo:paragraph-rsid="0012e1b4"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font-size="15pt" fo:font-weight="bold" officeooo:rsid="001760e9" officeooo:paragraph-rsid="001760e9"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c22b5" officeooo:paragraph-rsid="001c22b5" style:font-size-asian="13.1000003814697pt" style:font-weight-asian="bold" style:font-size-complex="15pt" style:font-weight-complex="bold"/>
    </style:style>
    <style:style style:name="P8" style:family="paragraph" style:parent-style-name="Standard">
      <style:paragraph-properties fo:text-align="center" style:justify-single-word="false"/>
      <style:text-properties fo:font-size="15pt" fo:font-weight="bold" officeooo:rsid="0020a0c1" officeooo:paragraph-rsid="0020a0c1" style:font-size-asian="13.1000003814697pt" style:font-weight-asian="bold" style:font-size-complex="15pt" style:font-weight-complex="bold"/>
    </style:style>
    <style:style style:name="P9" style:family="paragraph" style:parent-style-name="Standard">
      <style:paragraph-properties fo:text-align="center" style:justify-single-word="false"/>
      <style:text-properties fo:font-size="15pt" fo:font-weight="bold" officeooo:rsid="0023fbef" officeooo:paragraph-rsid="0023fbef" style:font-size-asian="13.1000003814697pt" style:font-weight-asian="bold" style:font-size-complex="15pt" style:font-weight-complex="bold"/>
    </style:style>
    <style:style style:name="P10" style:family="paragraph" style:parent-style-name="Standard">
      <style:paragraph-properties fo:text-align="center" style:justify-single-word="false"/>
      <style:text-properties fo:font-size="15pt" fo:font-weight="bold" officeooo:rsid="00287675" officeooo:paragraph-rsid="00287675" style:font-size-asian="13.1000003814697pt" style:font-weight-asian="bold" style:font-size-complex="15pt" style:font-weight-complex="bold"/>
    </style:style>
    <style:style style:name="P11" style:family="paragraph" style:parent-style-name="Standard">
      <style:paragraph-properties fo:text-align="center" style:justify-single-word="false"/>
      <style:text-properties fo:font-size="15pt" fo:font-weight="bold" officeooo:rsid="002ac76e" officeooo:paragraph-rsid="002ac76e" style:font-size-asian="13.1000003814697pt" style:font-weight-asian="bold" style:font-size-complex="15pt" style:font-weight-complex="bold"/>
    </style:style>
    <style:style style:name="P12" style:family="paragraph" style:parent-style-name="Standard">
      <style:paragraph-properties fo:text-align="center" style:justify-single-word="false"/>
      <style:text-properties fo:font-size="15pt" fo:font-weight="bold" officeooo:rsid="002f4211" officeooo:paragraph-rsid="002f4211" style:font-size-asian="13.1000003814697pt" style:font-weight-asian="bold" style:font-size-complex="15pt" style:font-weight-complex="bold"/>
    </style:style>
    <style:style style:name="P13" style:family="paragraph" style:parent-style-name="Standard">
      <style:paragraph-properties fo:text-align="center" style:justify-single-word="false"/>
      <style:text-properties fo:font-size="15pt" fo:font-weight="bold" officeooo:rsid="003260c7" officeooo:paragraph-rsid="003260c7" style:font-size-asian="13.1000003814697pt" style:font-weight-asian="bold" style:font-size-complex="15pt" style:font-weight-complex="bold"/>
    </style:style>
    <style:style style:name="P14" style:family="paragraph" style:parent-style-name="Standard">
      <style:paragraph-properties fo:text-align="center" style:justify-single-word="false"/>
      <style:text-properties fo:font-size="15pt" fo:font-weight="bold" officeooo:rsid="00362748" officeooo:paragraph-rsid="00362748" style:font-size-asian="13.1000003814697pt" style:font-weight-asian="bold" style:font-size-complex="15pt" style:font-weight-complex="bold"/>
    </style:style>
    <style:style style:name="P15" style:family="paragraph" style:parent-style-name="Standard">
      <style:paragraph-properties fo:text-align="center" style:justify-single-word="false"/>
      <style:text-properties fo:font-size="15pt" fo:font-weight="bold" officeooo:rsid="003771b9" officeooo:paragraph-rsid="003771b9" style:font-size-asian="13.1000003814697pt" style:font-weight-asian="bold" style:font-size-complex="15pt" style:font-weight-complex="bold"/>
    </style:style>
    <style:style style:name="P16" style:family="paragraph" style:parent-style-name="Standard">
      <style:paragraph-properties fo:text-align="center" style:justify-single-word="false"/>
      <style:text-properties fo:font-size="15pt" fo:font-weight="bold" officeooo:rsid="003a0e27" officeooo:paragraph-rsid="003a0e27" style:font-size-asian="13.1000003814697pt" style:font-weight-asian="bold" style:font-size-complex="15pt" style:font-weight-complex="bold"/>
    </style:style>
    <style:style style:name="P17" style:family="paragraph" style:parent-style-name="Standard">
      <style:paragraph-properties fo:text-align="center" style:justify-single-word="false"/>
      <style:text-properties fo:font-size="15pt" fo:font-weight="bold" officeooo:rsid="003ceb4e" officeooo:paragraph-rsid="003ceb4e" style:font-size-asian="13.1000003814697pt" style:font-weight-asian="bold" style:font-size-complex="15pt" style:font-weight-complex="bold"/>
    </style:style>
    <style:style style:name="P18" style:family="paragraph" style:parent-style-name="Standard">
      <style:paragraph-properties fo:text-align="center" style:justify-single-word="false"/>
      <style:text-properties fo:font-size="15pt" fo:font-weight="bold" officeooo:rsid="003fdc5b" officeooo:paragraph-rsid="003fdc5b" style:font-size-asian="13.1000003814697pt" style:font-weight-asian="bold" style:font-size-complex="15pt" style:font-weight-complex="bold"/>
    </style:style>
    <style:style style:name="P19" style:family="paragraph" style:parent-style-name="Standard">
      <style:paragraph-properties fo:text-align="center" style:justify-single-word="false"/>
      <style:text-properties fo:font-size="15pt" fo:font-weight="bold" officeooo:rsid="0043b8f0" officeooo:paragraph-rsid="0043b8f0" style:font-size-asian="13.1000003814697pt" style:font-weight-asian="bold" style:font-size-complex="15pt" style:font-weight-complex="bold"/>
    </style:style>
    <style:style style:name="P20" style:family="paragraph" style:parent-style-name="Standard">
      <style:paragraph-properties fo:text-align="center" style:justify-single-word="false"/>
      <style:text-properties fo:font-size="15pt" fo:font-weight="bold" officeooo:rsid="0047a9fc" officeooo:paragraph-rsid="0047a9fc" style:font-size-asian="13.1000003814697pt" style:font-weight-asian="bold" style:font-size-complex="15pt" style:font-weight-complex="bold"/>
    </style:style>
    <style:style style:name="P21" style:family="paragraph" style:parent-style-name="Standard">
      <style:paragraph-properties fo:text-align="center" style:justify-single-word="false"/>
      <style:text-properties fo:font-size="15pt" fo:font-weight="bold" officeooo:rsid="0049f4c5" officeooo:paragraph-rsid="0049f4c5" style:font-size-asian="13.1000003814697pt" style:font-weight-asian="bold" style:font-size-complex="15pt" style:font-weight-complex="bold"/>
    </style:style>
    <style:style style:name="P22" style:family="paragraph" style:parent-style-name="Standard">
      <style:paragraph-properties fo:text-align="center" style:justify-single-word="false"/>
      <style:text-properties fo:font-size="15pt" fo:font-weight="bold" officeooo:rsid="004bd16f" officeooo:paragraph-rsid="004bd16f" style:font-size-asian="13.1000003814697pt" style:font-weight-asian="bold" style:font-size-complex="15pt" style:font-weight-complex="bold"/>
    </style:style>
    <style:style style:name="P23" style:family="paragraph" style:parent-style-name="Standard">
      <style:paragraph-properties fo:text-align="center" style:justify-single-word="false"/>
      <style:text-properties fo:font-size="15pt" fo:font-weight="bold" officeooo:rsid="00508970" officeooo:paragraph-rsid="00508970" style:font-size-asian="13.1000003814697pt" style:font-weight-asian="bold" style:font-size-complex="15pt" style:font-weight-complex="bold"/>
    </style:style>
    <style:style style:name="P24" style:family="paragraph" style:parent-style-name="Standard">
      <style:paragraph-properties fo:text-align="center" style:justify-single-word="false"/>
      <style:text-properties fo:font-size="15pt" fo:font-weight="bold" officeooo:rsid="00540b61" officeooo:paragraph-rsid="00540b61" style:font-size-asian="13.1000003814697pt" style:font-weight-asian="bold" style:font-size-complex="15pt" style:font-weight-complex="bold"/>
    </style:style>
    <style:style style:name="P25" style:family="paragraph" style:parent-style-name="Standard">
      <style:paragraph-properties fo:text-align="center" style:justify-single-word="false"/>
      <style:text-properties fo:font-size="15pt" fo:font-weight="bold" officeooo:rsid="0055c6a9" officeooo:paragraph-rsid="0055c6a9" style:font-size-asian="13.1000003814697pt" style:font-weight-asian="bold" style:font-size-complex="15pt" style:font-weight-complex="bold"/>
    </style:style>
    <style:style style:name="P26" style:family="paragraph" style:parent-style-name="Standard">
      <style:paragraph-properties fo:text-align="center" style:justify-single-word="false"/>
      <style:text-properties fo:font-size="15pt" fo:font-weight="bold" officeooo:rsid="005aaa01" officeooo:paragraph-rsid="005aaa01" style:font-size-asian="13.1000003814697pt" style:font-weight-asian="bold" style:font-size-complex="15pt" style:font-weight-complex="bold"/>
    </style:style>
    <style:style style:name="P27" style:family="paragraph" style:parent-style-name="Standard">
      <style:paragraph-properties fo:text-align="center" style:justify-single-word="false"/>
      <style:text-properties fo:font-size="15pt" fo:font-weight="bold" officeooo:rsid="005c94e4" officeooo:paragraph-rsid="005c94e4" style:font-size-asian="13.1000003814697pt" style:font-weight-asian="bold" style:font-size-complex="15pt" style:font-weight-complex="bold"/>
    </style:style>
    <style:style style:name="P28" style:family="paragraph" style:parent-style-name="Standard">
      <style:paragraph-properties fo:text-align="center" style:justify-single-word="false"/>
      <style:text-properties fo:font-size="15pt" fo:font-weight="bold" officeooo:rsid="0061ec61" officeooo:paragraph-rsid="0061ec61" style:font-size-asian="13.1000003814697pt" style:font-weight-asian="bold" style:font-size-complex="15pt" style:font-weight-complex="bold"/>
    </style:style>
    <style:style style:name="P29" style:family="paragraph" style:parent-style-name="Standard">
      <style:paragraph-properties fo:text-align="center" style:justify-single-word="false"/>
      <style:text-properties fo:font-size="15pt" fo:font-weight="bold" officeooo:rsid="00630814" officeooo:paragraph-rsid="00630814" style:font-size-asian="13.1000003814697pt" style:font-weight-asian="bold" style:font-size-complex="15pt" style:font-weight-complex="bold"/>
    </style:style>
    <style:style style:name="P30" style:family="paragraph" style:parent-style-name="Standard">
      <style:paragraph-properties fo:text-align="center" style:justify-single-word="false"/>
      <style:text-properties fo:font-size="15pt" fo:font-weight="bold" officeooo:rsid="006ab80a" officeooo:paragraph-rsid="006ab80a" style:font-size-asian="13.1000003814697pt" style:font-weight-asian="bold" style:font-size-complex="15pt" style:font-weight-complex="bold"/>
    </style:style>
    <style:style style:name="P31" style:family="paragraph" style:parent-style-name="Standard">
      <style:paragraph-properties fo:text-align="center" style:justify-single-word="false"/>
      <style:text-properties fo:font-size="15pt" fo:font-weight="bold" officeooo:rsid="006f604b" officeooo:paragraph-rsid="006f604b" style:font-size-asian="13.1000003814697pt" style:font-weight-asian="bold" style:font-size-complex="15pt" style:font-weight-complex="bold"/>
    </style:style>
    <style:style style:name="P32" style:family="paragraph" style:parent-style-name="Standard">
      <style:paragraph-properties fo:text-align="center" style:justify-single-word="false"/>
      <style:text-properties fo:font-size="15pt" fo:font-weight="bold" officeooo:rsid="00705b32" officeooo:paragraph-rsid="00705b32" style:font-size-asian="13.1000003814697pt" style:font-weight-asian="bold" style:font-size-complex="15pt" style:font-weight-complex="bold"/>
    </style:style>
    <style:style style:name="P33" style:family="paragraph" style:parent-style-name="Standard">
      <style:paragraph-properties fo:text-align="center" style:justify-single-word="false"/>
      <style:text-properties fo:font-size="15pt" fo:font-weight="bold" officeooo:rsid="007646fa" officeooo:paragraph-rsid="007646fa" style:font-size-asian="13.1000003814697pt" style:font-weight-asian="bold" style:font-size-complex="15pt" style:font-weight-complex="bold"/>
    </style:style>
    <style:style style:name="P34"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01bd73" officeooo:paragraph-rsid="0001bd73" style:font-size-asian="13.1000003814697pt" style:font-weight-asian="normal" style:font-size-complex="15pt" style:font-weight-complex="normal"/>
    </style:style>
    <style:style style:name="P35" style:family="paragraph" style:parent-style-name="Standard">
      <style:paragraph-properties fo:text-align="center" style:justify-single-word="false"/>
      <style:text-properties fo:font-size="15pt" style:text-underline-style="solid" style:text-underline-width="auto" style:text-underline-color="font-color" fo:font-weight="normal" officeooo:rsid="00781804" officeooo:paragraph-rsid="00781804" style:font-size-asian="13.1000003814697pt" style:font-weight-asian="normal" style:font-size-complex="15pt" style:font-weight-complex="normal"/>
    </style:style>
    <style:style style:name="P3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1bd73" officeooo:paragraph-rsid="0001bd73" style:font-size-asian="13.1000003814697pt" style:font-weight-asian="bold" style:font-size-complex="15pt" style:font-weight-complex="bold"/>
    </style:style>
    <style:style style:name="P37" style:family="paragraph" style:parent-style-name="Standard">
      <style:paragraph-properties fo:text-align="start" style:justify-single-word="false"/>
      <style:text-properties fo:font-size="12pt" fo:font-weight="normal" officeooo:rsid="0001bd73" officeooo:paragraph-rsid="0001bd7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0384a6" officeooo:paragraph-rsid="000384a6"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0384a6" officeooo:paragraph-rsid="00058c65"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044fdb" officeooo:paragraph-rsid="00044fdb"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058c65" officeooo:paragraph-rsid="00058c65"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06c9e8" officeooo:paragraph-rsid="0006c9e8"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07561d" officeooo:paragraph-rsid="0007561d"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08d3bd" officeooo:paragraph-rsid="0008d3bd"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09a531" officeooo:paragraph-rsid="0009a531"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0b86cb" officeooo:paragraph-rsid="000b86cb"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0bd28b" officeooo:paragraph-rsid="000bd28b"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0dff23" officeooo:paragraph-rsid="000dff23"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0f23f6" officeooo:paragraph-rsid="000f23f6"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0f64b9" officeooo:paragraph-rsid="000f64b9"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106637" officeooo:paragraph-rsid="00106637"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127de0" officeooo:paragraph-rsid="00127de0"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12e1b4" officeooo:paragraph-rsid="0012e1b4"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133734" officeooo:paragraph-rsid="00133734"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13e558" officeooo:paragraph-rsid="0013e558"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normal" officeooo:rsid="001572ac" officeooo:paragraph-rsid="001572ac"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font-weight="normal" officeooo:rsid="0015ab46" officeooo:paragraph-rsid="0015ab46"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font-size="12pt" fo:font-weight="normal" officeooo:rsid="001760e9" officeooo:paragraph-rsid="001760e9"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font-weight="normal" officeooo:rsid="0017f2ac" officeooo:paragraph-rsid="0017f2ac"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fo:font-size="12pt" fo:font-weight="normal" officeooo:rsid="0017f2ac" officeooo:paragraph-rsid="002ac76e"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font-weight="normal" officeooo:rsid="001b363e" officeooo:paragraph-rsid="001b363e"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1c22b5" officeooo:paragraph-rsid="001c22b5"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fo:font-size="12pt" fo:font-weight="normal" officeooo:rsid="001c22b5" officeooo:paragraph-rsid="001c22b5"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officeooo:rsid="001d6655" officeooo:paragraph-rsid="001d6655"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rsid="001e1ff7" officeooo:paragraph-rsid="001e1ff7"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rsid="001fecd6" officeooo:paragraph-rsid="001fecd6"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20a0c1" officeooo:paragraph-rsid="0020a0c1"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21816c" officeooo:paragraph-rsid="0021816c"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221578" officeooo:paragraph-rsid="00221578"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234fa1" officeooo:paragraph-rsid="00234fa1"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23fbef" officeooo:paragraph-rsid="0023fbef"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261f40" officeooo:paragraph-rsid="00261f40"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277fbe" officeooo:paragraph-rsid="00277fbe"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287675" officeooo:paragraph-rsid="00287675"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28b17b" officeooo:paragraph-rsid="0028b17b"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296234" officeooo:paragraph-rsid="00296234"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2ac76e" officeooo:paragraph-rsid="002ac76e"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2c895e" officeooo:paragraph-rsid="002c895e"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2e7331" officeooo:paragraph-rsid="002e7331"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2f4211" officeooo:paragraph-rsid="002f4211"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316b1c" officeooo:paragraph-rsid="00316b1c"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318259" officeooo:paragraph-rsid="00318259"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3260c7" officeooo:paragraph-rsid="003260c7"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34030f" officeooo:paragraph-rsid="0034030f"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343be2" officeooo:paragraph-rsid="00343be2"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362748" officeooo:paragraph-rsid="00362748"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37502b" officeooo:paragraph-rsid="0037502b"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normal" officeooo:rsid="003771b9" officeooo:paragraph-rsid="003771b9"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fo:font-size="12pt" fo:font-weight="normal" officeooo:rsid="00390d6c" officeooo:paragraph-rsid="00390d6c"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fo:font-size="12pt" fo:font-weight="normal" officeooo:rsid="003a0e27" officeooo:paragraph-rsid="003a0e27"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fo:font-weight="normal" officeooo:rsid="003b4581" officeooo:paragraph-rsid="003b4581"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fo:font-weight="normal" officeooo:rsid="003ceb4e" officeooo:paragraph-rsid="003ceb4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fo:font-weight="normal" officeooo:rsid="003e985a" officeooo:paragraph-rsid="003e985a"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3fdc5b" officeooo:paragraph-rsid="003fdc5b"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4129f7" officeooo:paragraph-rsid="004129f7"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41676b" officeooo:paragraph-rsid="0041676b"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425715" officeooo:paragraph-rsid="00425715"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43b8f0" officeooo:paragraph-rsid="0043b8f0"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454252" officeooo:paragraph-rsid="00454252"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4608c0" officeooo:paragraph-rsid="004608c0"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47a9fc" officeooo:paragraph-rsid="0047a9fc"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48cbca" officeooo:paragraph-rsid="0048cbca"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49f4c5" officeooo:paragraph-rsid="0049f4c5" style:font-size-asian="10.5pt" style:font-weight-asian="normal" style:font-size-complex="12pt" style:font-weight-complex="normal"/>
    </style:style>
    <style:style style:name="P104" style:family="paragraph" style:parent-style-name="Standard">
      <style:paragraph-properties fo:text-align="center" style:justify-single-word="false"/>
      <style:text-properties fo:font-size="12pt" fo:font-weight="normal" officeooo:rsid="0049f4c5" officeooo:paragraph-rsid="0049f4c5"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4a3c7e" officeooo:paragraph-rsid="004a3c7e"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4bd16f" officeooo:paragraph-rsid="004bd16f"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4d883e" officeooo:paragraph-rsid="004d883e"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4dcf80" officeooo:paragraph-rsid="004dcf80"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4dcf80" officeooo:paragraph-rsid="004bd16f"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4f4250" officeooo:paragraph-rsid="004f4250"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508970" officeooo:paragraph-rsid="00508970"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523b59" officeooo:paragraph-rsid="00523b59"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538ad2" officeooo:paragraph-rsid="00538ad2"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53ede9" officeooo:paragraph-rsid="0053ede9"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540b61" officeooo:paragraph-rsid="00540b61"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5427bc" officeooo:paragraph-rsid="005427bc"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55c6a9" officeooo:paragraph-rsid="0055c6a9"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5792fe" officeooo:paragraph-rsid="005792fe"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596b34" officeooo:paragraph-rsid="00596b3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5b892a" officeooo:paragraph-rsid="005b892a"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5c94e4" officeooo:paragraph-rsid="005c94e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5d9d1e" officeooo:paragraph-rsid="005d9d1e"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5f0c42" officeooo:paragraph-rsid="005f0c42"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60e14e" officeooo:paragraph-rsid="0060e14e"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611ef2" officeooo:paragraph-rsid="00611ef2" style:font-size-asian="10.5pt" style:font-weight-asian="normal" style:font-size-complex="12pt" style:font-weight-complex="normal"/>
    </style:style>
    <style:style style:name="P126" style:family="paragraph" style:parent-style-name="Standard">
      <style:paragraph-properties fo:text-align="center" style:justify-single-word="false"/>
      <style:text-properties fo:font-size="12pt" fo:font-weight="normal" officeooo:rsid="00630814" officeooo:paragraph-rsid="0061ec61"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630814" officeooo:paragraph-rsid="00630814"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63c536" officeooo:paragraph-rsid="0063081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63c536" officeooo:paragraph-rsid="0063c53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651700" officeooo:paragraph-rsid="00651700"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66df84" officeooo:paragraph-rsid="0066df84"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6834ac" officeooo:paragraph-rsid="006834ac"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6834ac" officeooo:paragraph-rsid="0068eb07"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6ab80a" officeooo:paragraph-rsid="006ab80a"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6c3d7f" officeooo:paragraph-rsid="006c3d7f"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6d1c29" officeooo:paragraph-rsid="006d1c29"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6d7aab" officeooo:paragraph-rsid="006d7aab"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6f604b" officeooo:paragraph-rsid="006f604b" style:font-size-asian="10.5pt" style:font-weight-asian="normal" style:font-size-complex="12pt" style:font-weight-complex="normal"/>
    </style:style>
    <style:style style:name="P139" style:family="paragraph" style:parent-style-name="Standard">
      <style:paragraph-properties fo:text-align="center" style:justify-single-word="false"/>
      <style:text-properties fo:font-size="12pt" fo:font-weight="normal" officeooo:rsid="00705b32" officeooo:paragraph-rsid="00705b32"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0705b32" officeooo:paragraph-rsid="00705b32"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071d522" officeooo:paragraph-rsid="0071d522"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068eb07" officeooo:paragraph-rsid="0068eb07" style:font-size-asian="10.5pt" style:font-weight-asian="normal" style:font-size-complex="12pt" style:font-weight-complex="normal"/>
    </style:style>
    <style:style style:name="P143" style:family="paragraph" style:parent-style-name="Standard">
      <style:paragraph-properties fo:text-align="center" style:justify-single-word="false"/>
      <style:text-properties fo:font-size="12pt" fo:font-style="italic" fo:font-weight="normal" officeooo:rsid="007646fa" officeooo:paragraph-rsid="007646fa" style:font-size-asian="10.5pt" style:font-style-asian="italic" style:font-weight-asian="normal" style:font-size-complex="12pt" style:font-style-complex="italic" style:font-weight-complex="normal"/>
    </style:style>
    <style:style style:name="T1" style:family="text">
      <style:text-properties officeooo:rsid="000dff23"/>
    </style:style>
    <style:style style:name="T2" style:family="text">
      <style:text-properties officeooo:rsid="0013e558"/>
    </style:style>
    <style:style style:name="T3" style:family="text">
      <style:text-properties officeooo:rsid="0018f9bd"/>
    </style:style>
    <style:style style:name="T4" style:family="text">
      <style:text-properties officeooo:rsid="00234fa1"/>
    </style:style>
    <style:style style:name="T5" style:family="text">
      <style:text-properties officeooo:rsid="0024950c"/>
    </style:style>
    <style:style style:name="T6" style:family="text">
      <style:text-properties officeooo:rsid="00287675"/>
    </style:style>
    <style:style style:name="T7" style:family="text">
      <style:text-properties officeooo:rsid="00316b1c"/>
    </style:style>
    <style:style style:name="T8" style:family="text">
      <style:text-properties style:text-position="super 58%" officeooo:rsid="00316b1c"/>
    </style:style>
    <style:style style:name="T9" style:family="text">
      <style:text-properties style:text-position="super 58%" officeooo:rsid="00611ef2"/>
    </style:style>
    <style:style style:name="T10" style:family="text">
      <style:text-properties officeooo:rsid="00343be2"/>
    </style:style>
    <style:style style:name="T11" style:family="text">
      <style:text-properties officeooo:rsid="004608c0"/>
    </style:style>
    <style:style style:name="T12" style:family="text">
      <style:text-properties officeooo:rsid="0046dc2d"/>
    </style:style>
    <style:style style:name="T13" style:family="text">
      <style:text-properties officeooo:rsid="004dcf80"/>
    </style:style>
    <style:style style:name="T14" style:family="text">
      <style:text-properties officeooo:rsid="004e0793"/>
    </style:style>
    <style:style style:name="T15" style:family="text">
      <style:text-properties officeooo:rsid="004f4250"/>
    </style:style>
    <style:style style:name="T16" style:family="text">
      <style:text-properties officeooo:rsid="00611ef2"/>
    </style:style>
    <style:style style:name="T17" style:family="text">
      <style:text-properties officeooo:rsid="00651700"/>
    </style:style>
    <style:style style:name="T18" style:family="text">
      <style:text-properties officeooo:rsid="0066df84"/>
    </style:style>
    <style:style style:name="T19" style:family="text">
      <style:text-properties officeooo:rsid="0068eb07"/>
    </style:style>
    <style:style style:name="T20" style:family="text">
      <style:text-properties officeooo:rsid="00747419"/>
    </style:style>
    <style:style style:name="T21" style:family="text">
      <style:text-properties officeooo:rsid="0077a278"/>
    </style:style>
    <style:style style:name="T22" style:family="text">
      <style:text-properties officeooo:rsid="0079afee"/>
    </style:style>
    <style:style style:name="T23" style:family="text">
      <style:text-properties officeooo:rsid="0079be9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King Cuan the Hunchback of Ireland</text:p>
      <text:p text:style-name="P34"/>
      <text:p text:style-name="P36">1<text:span text:style-name="T23">1</text:span>60</text:p>
      <text:p text:style-name="P1"/>
      <text:p text:style-name="P37">14 November</text:p>
      <text:p text:style-name="P37"/>
      <text:p text:style-name="P37">Finnaly Donnchad is off my back. He had to wait till I got married to finnaly give me my space. I was ready to rule YEARS ago! Ive spent all week having sex with my new wife, god she’s a bitch sometimes though I wish she’d shut up. Sex is AMAZING though, shes only let me put it in her mouth so far but GOD DAMN!</text:p>
      <text:p text:style-name="P37"/>
      <text:p text:style-name="P37">8 December</text:p>
      <text:p text:style-name="P37"/>
      <text:p text:style-name="P37">My first official decree is to raise a special Army of mercenaries and offer ten times the pay to extinguish this damned revolt agains my grand name!</text:p>
      <text:p text:style-name="P2"/>
      <text:p text:style-name="P37">25 December</text:p>
      <text:p text:style-name="P37"/>
      <text:p text:style-name="P37">Our new army moves on Mumu!</text:p>
      <text:p text:style-name="P37"/>
      <text:p text:style-name="P1">1<text:span text:style-name="T23">1</text:span>61</text:p>
      <text:p text:style-name="P1"/>
      <text:p text:style-name="P37">25 January</text:p>
      <text:p text:style-name="P37"/>
      <text:p text:style-name="P38">We are victorious at last! A final hold out of Rebels was found and driven from their hole in Leix. The piss poor duke of Ulster was with them, Einar <text:span text:style-name="T1">the lame</text:span> who <text:span text:style-name="T1">was found hiding with them.</text:span> I had <text:span text:style-name="T1">him</text:span> executed upon his capture. I have imprisoned all of the trecherous leaders including the earls of Mumu, the German faction leader. <text:span text:style-name="T1">As for my sister, I cannot bring myself to jail her, and she swears she was forced and that she hates Einar that he raped her. IDK if I believe and so I will allow her to be free but she must forfeit her daughter to my court where she will be raised under my strick command.</text:span> I have asked Donnchad to allow for me to revoke their titles, a power held by my father but denied to me by my regent. Am I fully High King or not??</text:p>
      <text:p text:style-name="P38"/>
      <text:p text:style-name="P38">27 January</text:p>
      <text:p text:style-name="P38"/>
      <text:p text:style-name="P39">I have revoked all of their titles, leaving my niece as Earl of Tir Eoghan, Airgallia, and Irish Galloway however she will remain under house arrest along with her mother, my sister Aine. Perhaps in time I will have her titles revoked as well but I have re-asserted myself as Duke of Ulster and made it clear they are my prisoners and supremely subject to my will. I have also proposed to all Irish Counts, Earls, and Dukes that I may possess these lands myself in retribution for this insane rebellion that killed thousands and ruined our Isle for over 2 years. I must put a stop to this madness.</text:p>
      <text:p text:style-name="P38"/>
      <text:p text:style-name="P40">22 February</text:p>
      <text:p text:style-name="P40"/>
      <text:p text:style-name="P40">Forces loyal to the old papacy within the Holy Roman Empire have revolted against the tyranny of the Kaisar in Italy and West-Germany. Many of my vassals seem suspicious of granting me rule over too many individual counties and, ultimately, this is costing me money to be lobbying them with causes. I <text:soft-page-break/>will continue my campaign possibly through the year depending on how our finances play out. It is more important to keep our purse full than to personnaly rule a county like Westmeathe, but still I cannot allow a repeat of the Irish Civil War. It would be too costly.</text:p>
      <text:p text:style-name="P40"/>
      <text:p text:style-name="P41">8 March</text:p>
      <text:p text:style-name="P41"/>
      <text:p text:style-name="P41">Aine has agreed to surrender her claim to the throne in agreement with her being allowed <text:span text:style-name="T1">to stay</text:span> out of prison. She never cared too much for the Wicked Einar anyways and had no part in his plot but was forced to comply. Her daughter however will remain <text:span text:style-name="T1">Earl</text:span> of Ulster but be kept under my roof in strick watch, clearly demonstrating her subservience to the Irish Crown.</text:p>
      <text:p text:style-name="P41"/>
      <text:p text:style-name="P42">13 May</text:p>
      <text:p text:style-name="P42"/>
      <text:p text:style-name="P42">The factionional war of the Holy Roman Empire may restore the Papacy of Urbanus II yet! Word has it he has fled to a small city on the northern end of Hispania, Asturias de Oviedo in the Kingdom of Leon where he has been cronwed supreme power of the church there. God grant that our faithful friends in Germany and Italy are victorious against the madness of the Kaisar!</text:p>
      <text:p text:style-name="P42"/>
      <text:p text:style-name="P43">25 December</text:p>
      <text:p text:style-name="P43"/>
      <text:p text:style-name="P43">I have decided to relent to the protests of the vassals and will grant the county of Westmeathe to my court Bishop!</text:p>
      <text:p text:style-name="P43"/>
      <text:p text:style-name="P3">1162</text:p>
      <text:p text:style-name="P3"/>
      <text:p text:style-name="P44">19 January</text:p>
      <text:p text:style-name="P44"/>
      <text:p text:style-name="P44">The Bishop, earle of Westmeathe, died of stress! I have decided to grant the title to his family who are good Irish and will respect my rule I hope</text:p>
      <text:p text:style-name="P44"/>
      <text:p text:style-name="P44">22 March</text:p>
      <text:p text:style-name="P44"/>
      <text:p text:style-name="P44">People dont seem to respect me! Dont they know who I am?? I know they always make fun of my back and how skinny I am only acting nice to my face. I know. But what can I do? I cant risk another Civil War, it would destroy our economy. Military Might and money generation need to be the priorities for our Kingdom if my throne is to be the most splendid in Europe. In pursuit of this goal I have begun reaching out to better my relations with especially the people in Ulster that to risk another revolt is suicide and we are stronger united! And other grand news, my Wife Euphemia tells me she is pregnant :)</text:p>
      <text:p text:style-name="P44"/>
      <text:p text:style-name="P44">24 April</text:p>
      <text:p text:style-name="P44"/>
      <text:p text:style-name="P44">Donnchad has made it clear that he would rather his son Colman inherit rather than him, in the event of my not siring an heir. I am confident my son will be born soon and King Cuan will reing for decades to come!</text:p>
      <text:p text:style-name="P44"/>
      <text:p text:style-name="P45">10 May</text:p>
      <text:p text:style-name="P45"/>
      <text:p text:style-name="P45"><text:soft-page-break/>Colman is now a man and was personally sworn in as my Duke of Laigan. He is also heir to the Duchy of Conachta and he is now my most powerful vassal and biggest potential threat. He is thrifty and ambitious no doubt, but he is also patent and I think he and his father will not revolt. After all Donchadd is the one who raised me he’s like a father to me after Mael died whom I feel I did not really know…</text:p>
      <text:p text:style-name="P45"/>
      <text:p text:style-name="P46">11 July</text:p>
      <text:p text:style-name="P46"/>
      <text:p text:style-name="P46">Great news from the continent! The coalition of the faithful in Germany and Italy has led to the restoration of Urbanus II returned from Asturias de Oviedo to the great palace in Roma. The Kaisar has been forced to kneel before the re-installed pope and cede control of his lands in Italy and East Francia creating Franche Comte led by Duke Ironsides “the victorious” and the Italian Provinces along with several other self declaimed independants who faught on the side of his Holiness. Finnaly after nearly 100 years the churches of Germany and the rest of Europe have re-united. It would take an equal miracle to re-unite the Catholic and Orthodox churches tho.</text:p>
      <text:p text:style-name="P46"/>
      <text:p text:style-name="P46">30 July</text:p>
      <text:p text:style-name="P46"/>
      <text:p text:style-name="P46">I have sent for some handmaidens to care for Euphemia</text:p>
      <text:p text:style-name="P46"/>
      <text:p text:style-name="P46">31 August</text:p>
      <text:p text:style-name="P46"/>
      <text:p text:style-name="P46">The forces of the Kaisar, who are still loyal to him, pledge their alliegence to him alone and after coming so close to victory, occupying the holy city itself, they have resolved to continue to ignore the Pope. Conditions have ended up pretty much the same as before the war but the Kaisar has lost de-facto control to some of his lands because he refuses to answer to his holiness in Roma.</text:p>
      <text:p text:style-name="P46"/>
      <text:p text:style-name="P47">15 October</text:p>
      <text:p text:style-name="P47"/>
      <text:p text:style-name="P47">My daughter, Cobflaith, was born today healthy and happy! I did not see any deformaties with her back either! What joy. I pray for many more children, hopefully sons!</text:p>
      <text:p text:style-name="P47"/>
      <text:p text:style-name="P47">9 December</text:p>
      <text:p text:style-name="P47"/>
      <text:p text:style-name="P48">It has become increasingly clear to me that my vassals oppose me still. Our great country is divided still between those traditionally held by my family in Meathe and those who feel loyal only to themselves in Mumu and Ulster. Ultimately I am not my father and these people do not feel as loyal to me. I need to accept this. However I have also begun to see the stuggle between power of the crown and power of the vassals. Indeed I possess under my direct command the strongest army in the British Isels. If even my adoptive father the Duke Donnchad did join them and attempt to install his son in my place, the Grand Army of Dublin is equal in size to Scottland’s entire levy! Let them try and they will taste their consequences tartly.</text:p>
      <text:p text:style-name="P48"/>
      <text:p text:style-name="P4">1163</text:p>
      <text:p text:style-name="P4"/>
      <text:p text:style-name="P49">20 January</text:p>
      <text:p text:style-name="P49"/>
      <text:p text:style-name="P49"><text:soft-page-break/>The Christian holdings in the holy land are all but destroyed by Egypt. <text:s/>Word back from my wife’s Royal home. Their great empire is torn asunder by civil strife and a Thracian Prince does threaten to install himself as Emporor. Rum has become overrunn by the fierce Mongol Horde and does not threaten Byzantium much more anymore and certainly not as much as they threaten themselves. Perhaps the Mongols will be the ones to take Constantanople, the old city of the Emperor…</text:p>
      <text:p text:style-name="P49"/>
      <text:p text:style-name="P49"/>
      <text:p text:style-name="P50">23 March</text:p>
      <text:p text:style-name="P50"/>
      <text:p text:style-name="P50">A great number of people are living at my court and I dont really know half of them. Im thinking about kicking them all out but I dont want them to hate me. I wanna have a good time and be a good king. I think I’ll throw a summer fair this year in celebration!</text:p>
      <text:p text:style-name="P50"/>
      <text:p text:style-name="P50">16 April</text:p>
      <text:p text:style-name="P50"/>
      <text:p text:style-name="P50">Euphemia mused to me that we ought to have Colman Duke of Laigan killed today. I made sure to put the thought out of her head. I dont seek needless wars, we are strong and united today.</text:p>
      <text:p text:style-name="P50"/>
      <text:p text:style-name="P51">26 April</text:p>
      <text:p text:style-name="P51"/>
      <text:p text:style-name="P51">I had half a mind to throw her in jail! But I need her to bear my son, my heir, and cornerstone of our great legacy!</text:p>
      <text:p text:style-name="P51"/>
      <text:p text:style-name="P51">4 May</text:p>
      <text:p text:style-name="P51"/>
      <text:p text:style-name="P51">Preparations for the Summer Fair are underway!</text:p>
      <text:p text:style-name="P51"/>
      <text:p text:style-name="P51">12 June</text:p>
      <text:p text:style-name="P51"/>
      <text:p text:style-name="P51">My God! Euphemia’s mother was captured by Muslims! I suspect the Thracian Rebels are at play but I know little of the matter..</text:p>
      <text:p text:style-name="P51"/>
      <text:p text:style-name="P51">30 June</text:p>
      <text:p text:style-name="P51"/>
      <text:p text:style-name="P51">The fair has come to an end and it was great fun! We had dancing bears and heady vendors and everyting! Im sure that my subjects respect me better now!</text:p>
      <text:p text:style-name="P51"/>
      <text:p text:style-name="P52">7 July</text:p>
      <text:p text:style-name="P52"/>
      <text:p text:style-name="P52">My Chancellor, Drust, the good Bishop of Cill Dara is doing a splendid job of showing my vassals how nice their King is and how much preferable a life of unity and peace is compared to another needless revolt. It is my only priority to make our lands the richest in Britain and remain on my birthright the high throne of Ireland.</text:p>
      <text:p text:style-name="P52"/>
      <text:p text:style-name="P52">18 July</text:p>
      <text:p text:style-name="P52"/>
      <text:p text:style-name="P52">I have commisioned that our port of Dublin be re-built and expanded to accommodate a greater number of ships and help our economy and cement Dublin as a regional trading center.</text:p>
      <text:p text:style-name="P52"/>
      <text:p text:style-name="P53"><text:soft-page-break/>1 November</text:p>
      <text:p text:style-name="P53"/>
      <text:p text:style-name="P53">I have decided that infrastructure is the solution to my quest for great riches. I have prioritized building great monuments to our glory as the main objective of my rule. </text:p>
      <text:p text:style-name="P53"/>
      <text:p text:style-name="P5">1164</text:p>
      <text:p text:style-name="P5"/>
      <text:p text:style-name="P54">20 April</text:p>
      <text:p text:style-name="P54"/>
      <text:p text:style-name="P54">Word from Europe is that the Kaisar is still badly wounded and much less powerful that the position when I was a boy. He is by no means the most powerful man in Europe anymore even the King of Hungary in Eastern Europe is more powerful than the Kiasar. Our realm is well respected on the continent if for nothing else than that we strong and united (for now) Indeed Halkjell in Cumberland is still invading Scottland and should he succeed will certainly surpass our own power but I do not fear him invading Ireland anytime soon and besides we are fiercer men then the english. Castille has united much of Hispania and now stretches even to the strait of Gibraltar, though not all muslims have been eradicated yet Christians have certainly prevailed in the west. The granddaughter of the old Queen, only 11 years old, is now Queen of the greatest western power! In the east news is not so good. Only the city of Drumm is held near Gaza some 50 miles from the city of Jerusalem and it is only a rag-tag team of self proclaimed “crusaders” who hold out against constant Egyptian attacks. Rum <text:span text:style-name="T2">seems to be crumbling to the Mongol hordes who now control even the Caspian Sea! How much better can these savages from the far east be compared to the Muslim Empire of Rum? Only time will tell but Byzantium may well not last that long, their civil war continues and seems to favor the men of Thrace defeating my wife’s imperial family of Asia Minor.</text:span></text:p>
      <text:p text:style-name="P54"/>
      <text:p text:style-name="P55">8 May</text:p>
      <text:p text:style-name="P55"/>
      <text:p text:style-name="P55">Praise the Lord Jesus Christ AMEN! My people respect my love for God and zeal in church!</text:p>
      <text:p text:style-name="P55"/>
      <text:p text:style-name="P55">23 May</text:p>
      <text:p text:style-name="P55"/>
      <text:p text:style-name="P55">My God! Colman asked me for help with murdering his (our?) father Donnchad claiming him to be conspiring against me. His own father. He who raised me like a father after Mael and Sinech left me orphaned. If Donnchad had been a traitor I would not be on the throne today he could have had me dealt with as a young boy. I could hardly believe my eyes and had to read it three whole times before ordering his arrest.</text:p>
      <text:p text:style-name="P55"/>
      <text:p text:style-name="P56">25 May</text:p>
      <text:p text:style-name="P56"/>
      <text:p text:style-name="P56">Colman has decided to oppose his King and desired ally in war. So be it. I have sent word to Donnchad he need not send troops, the loss of his son is great enough a burden on his realm..</text:p>
      <text:p text:style-name="P56"/>
      <text:p text:style-name="P56">12 June</text:p>
      <text:p text:style-name="P56"/>
      <text:p text:style-name="P56">Another, bloody, chapter of civil war for our fair Isle. Not 3 years have passed since the war of revolt led by Einar and Mumu that now my own relative, an heir to my throne even should ask to have his own father murdered. A hideous act and he will deserve his just desserts…</text:p>
      <text:p text:style-name="P56"/>
      <text:p text:style-name="P56"><text:soft-page-break/>2 August</text:p>
      <text:p text:style-name="P56"/>
      <text:p text:style-name="P56">His holiness has called for a great crusade! I have pledge much of our countries gold in his cause! I am eager to send our men hopefully after this buisiness in Laigan has calmed down. We have decided that Summer of 66 we shall depart! DEUS VULT</text:p>
      <text:p text:style-name="P56"/>
      <text:p text:style-name="P57">24 September</text:p>
      <text:p text:style-name="P57"/>
      <text:p text:style-name="P57">Our armies are in Laigan but Colman seems to have fled to England…</text:p>
      <text:p text:style-name="P57"/>
      <text:p text:style-name="P57">19 November</text:p>
      <text:p text:style-name="P57"/>
      <text:p text:style-name="P57">Colman has landed in Northern Ireland and attempted to rally their support. Unfortunately the men of Ulster want(ed) independence not soley hate me. They hate his as my kinsman as well haha</text:p>
      <text:p text:style-name="P57"/>
      <text:p text:style-name="P6">1165</text:p>
      <text:p text:style-name="P6"/>
      <text:p text:style-name="P58">29 January</text:p>
      <text:p text:style-name="P58"/>
      <text:p text:style-name="P58">Colman is still at large but believed to have returned to Leix before the dead of winter kicked in. I have ordered our soldiers to overwinter in northern Leix and pursure south in the spring.</text:p>
      <text:p text:style-name="P58"/>
      <text:p text:style-name="P58">23 March</text:p>
      <text:p text:style-name="P58"/>
      <text:p text:style-name="P58">On the same day I ordered the soldiers depart from their winter stations and route out Colman the Rat Euphemia told me she is pregnant again. Please God grant me a son!</text:p>
      <text:p text:style-name="P58"/>
      <text:p text:style-name="P58">9 July</text:p>
      <text:p text:style-name="P58"/>
      <text:p text:style-name="P58">Only a year until our third crusade for Jerusalem is to begin and still Colman is not in my dungeons.</text:p>
      <text:p text:style-name="P58"/>
      <text:p text:style-name="P59">11 August</text:p>
      <text:p text:style-name="P59"/>
      <text:p text:style-name="P59">Colman was found hiding as a bread maker right under our noses. I ordered him to be locked in our worst dungeon and give<text:span text:style-name="T3">n</text:span> the worst treatment. This damned war soured the relationship between Donnchad and I as well. Donnchad clearly favored his biological son over me there is no question of that but I cannot understand why he would disapprove of my objection when his crime was asking my assistance in murdering of Donnchad himself...his own father! <text:span text:style-name="T3">He remained neutral throughout the conflict as his loyalty to his King was tested against his own vengeful son.</text:span></text:p>
      <text:p text:style-name="P59"/>
      <text:p text:style-name="P61">17 September</text:p>
      <text:p text:style-name="P61"/>
      <text:p text:style-name="P61">We have begun a massive reqruitment drive in Dublin in preparation for the Crusade next summer! We will be victorious Christ commands it!</text:p>
      <text:p text:style-name="P61"/>
      <text:p text:style-name="P61">15 October</text:p>
      <text:p text:style-name="P61"/>
      <text:p text:style-name="P61"><text:soft-page-break/>My second daughter was born today. We have named her Aedammair at her mother’s request. She likes it I guess we will just have to keep trying for a son huh?</text:p>
      <text:p text:style-name="P61"/>
      <text:p text:style-name="P62">18 December</text:p>
      <text:p text:style-name="P62"/>
      <text:p text:style-name="P62">Colman died today in my dungeons. He could only survive 4 months in there, what a pussy! God wills it but Im sure Donnchad is gonna be pissed.</text:p>
      <text:p text:style-name="P62"/>
      <text:p text:style-name="P7">1166</text:p>
      <text:p text:style-name="P63"><text:s/></text:p>
      <text:p text:style-name="P64">17 January</text:p>
      <text:p text:style-name="P64"/>
      <text:p text:style-name="P64">An inter family dispute in the hosue of Capet has led to a fracture of their Kingdom. The older brother Phillipe remains in Senlis while his supporters continue to fight Simon the Scholor to restore the young Capetian to the throne of France. Meanwhile his younger brother Josselin has given over (mostly be regent of course this lads only 8) to Valencian isolationists who have declared him the “King of Valencia” over his brother who they regard now as “The King of Aquataine” Castille had something to do with this inspiratino as well leaving only the cities of Valencia and Castellon for the young Capatian. This breaks even further the realm of Capet and strenghtens Castille’s position even further. They are indeed the greatest power in Europe this year.</text:p>
      <text:p text:style-name="P64"/>
      <text:p text:style-name="P64">28 February</text:p>
      <text:p text:style-name="P64"/>
      <text:p text:style-name="P64">Donnchad does not talk to me anymore, I am begginning to fear the worst that Donnchad would rather his son still live than I remain on the throne. Indeed he ruled before I came of age for nearly ten years and held our lands together until I came of age, if he were to raise his flag in rebellion I fear I would be forced to capitulate…</text:p>
      <text:p text:style-name="P64"/>
      <text:p text:style-name="P65">30 March</text:p>
      <text:p text:style-name="P65"/>
      <text:p text:style-name="P65">The story came out that the group of people who had been staying with me came from Breziah. I asked them to leave today.</text:p>
      <text:p text:style-name="P65"/>
      <text:p text:style-name="P65">19 April</text:p>
      <text:p text:style-name="P65"/>
      <text:p text:style-name="P65">Wonderful news! My wife’s father has been restored to the Imperial Throne in Asia Minor! Her mother is still missing however.</text:p>
      <text:p text:style-name="P65"/>
      <text:p text:style-name="P65">21 June</text:p>
      <text:p text:style-name="P65"/>
      <text:p text:style-name="P65">Today is the summer sosltice. In one month our brave crusaders will set out by ship for the Holy Land!</text:p>
      <text:p text:style-name="P65"/>
      <text:p text:style-name="P66">11 August</text:p>
      <text:p text:style-name="P66"/>
      <text:p text:style-name="P66">After a slight delay our soldiers set sail today at High Noon bound for the Eastern Mediterainean! The first Irish men to fight for Christ in the Holy Land Deus Vult!</text:p>
      <text:p text:style-name="P66"/>
      <text:p text:style-name="P66">8 September</text:p>
      <text:p text:style-name="P66"><text:soft-page-break/></text:p>
      <text:p text:style-name="P66">I have decided to join the men on the Crusade! To prove myself to Ireland as our one true king I will fight along with my men!!! I have no fear and do it in Christ’s name!</text:p>
      <text:p text:style-name="P66"/>
      <text:p text:style-name="P67">25 December</text:p>
      <text:p text:style-name="P67"/>
      <text:p text:style-name="P67">I celebrate our day of Christ’s birth off the coast of Libya. We enjoy a nice feast hosted by a rival branch in Genoa of all people. They say they will not be going on the crusade. Joining me is a Prince of the new Catholic Provinces who was dismayed by my apparent ignorance (I thought they ruled Italy as well but apparently there are Italians for that…)<text:line-break/></text:p>
      <text:p text:style-name="P8">1167</text:p>
      <text:p text:style-name="P8"/>
      <text:p text:style-name="P67">28 January</text:p>
      <text:p text:style-name="P67"/>
      <text:p text:style-name="P67">I stand, sword in hand at the head of our Irish Army with the great fores of Christ before the city of Arsuf on the Mediterainian coast. Deus Vult!</text:p>
      <text:p text:style-name="P67"/>
      <text:p text:style-name="P68">22 February</text:p>
      <text:p text:style-name="P68"/>
      <text:p text:style-name="P68">Along with the great forces of Christ led by the Pope’s own Marshall of Heaven we march towards Jeruslame herself!</text:p>
      <text:p text:style-name="P68"/>
      <text:p text:style-name="P68">17 March </text:p>
      <text:p text:style-name="P68"/>
      <text:p text:style-name="P68">We have taken the great Fortress at Naba and now move on the actual holy city!</text:p>
      <text:p text:style-name="P68"/>
      <text:p text:style-name="P68">21 March</text:p>
      <text:p text:style-name="P68"/>
      <text:p text:style-name="P68">To see the holy city is simply a blessing. We will be victorious God Wills IT!</text:p>
      <text:p text:style-name="P68"/>
      <text:p text:style-name="P68">23 March</text:p>
      <text:p text:style-name="P68"/>
      <text:p text:style-name="P68">The city is ours! We will remain and secure her borders before declaring vitory to our Crusade.</text:p>
      <text:p text:style-name="P68"/>
      <text:p text:style-name="P68">2 May</text:p>
      <text:p text:style-name="P68"><text:line-break/>A great feast today at the city of Asqulan on the mediteranean coast. A group of belly dancers arrived to the joy of many but I just got so awkward. I am the king of Ireland but feel like a wimp comared to some of these great big strong men.</text:p>
      <text:p text:style-name="P68"/>
      <text:p text:style-name="P69">14 May</text:p>
      <text:p text:style-name="P69"/>
      <text:p text:style-name="P69">Great horros has this war shown me. Today men were nailed to the walls of a local fort. Gruesome.</text:p>
      <text:p text:style-name="P69"/>
      <text:p text:style-name="P69">10 June </text:p>
      <text:p text:style-name="P69"/>
      <text:p text:style-name="P69"><text:soft-page-break/>The grand army of Egypt arrived and was destroyed in the last two weeks. We seem sure of victory God Grant us Salvation!</text:p>
      <text:p text:style-name="P69"/>
      <text:p text:style-name="P69">1 July</text:p>
      <text:p text:style-name="P69"/>
      <text:p text:style-name="P69">God has given us the Victory! <text:span text:style-name="T4">The pope has decided that the holy lands be held by the Papacy indirectly and appointed the Italian Goubert as King Bishop and Sword of Jesus! The pope granted to my great kingdom his blessings as well three sacred and increadible gifts: The tongue of St. Joseph, the Holy Prepuce, and A nail of the True Cross. We are truly a blessed people and I now return to Ireland a Crusader, rich and magnificent!</text:span></text:p>
      <text:p text:style-name="P69"/>
      <text:p text:style-name="P70">4 July</text:p>
      <text:p text:style-name="P70"/>
      <text:p text:style-name="P70">My day of departure: The pope has declared my sister Aine may serve as the head of the nuns in Negev near the Sinai penninsula. She has agreed and seems happy with her new life. <text:span text:style-name="T15">A great glory to my family to have such a position in our Kingdom of Christ in Jerusalem.</text:span> I am to Ireland to bring with me the spoils and glory of the Crusade!</text:p>
      <text:p text:style-name="P70"/>
      <text:p text:style-name="P71">10 December</text:p>
      <text:p text:style-name="P71"/>
      <text:p text:style-name="P71">We finnaly return to Dublin after taking our luxourious time. The funds the Pope gave me will be used to build a great trade port and university to make Dublin the center of our entire region. I dream of men from France and Castille travelling here instead of London.</text:p>
      <text:p text:style-name="P71"/>
      <text:p text:style-name="P71">12 December</text:p>
      <text:p text:style-name="P71"/>
      <text:p text:style-name="P71">Popular opinion has certainly dropped regarding me. Most Irish it turns out still believe “Ireland for the Irish” and favor isolationism over wars on the other side of the map. Donnchad in particular believes these crusades to have been a waste. I worry I should divert the funds for the harbor into mercenairies to crush this stewing rebellion. Well God granted us victory in the holy lands and I pray he grant me victory here at home!</text:p>
      <text:p text:style-name="P71"/>
      <text:p text:style-name="P71">30 December</text:p>
      <text:p text:style-name="P71"/>
      <text:p text:style-name="P71">Donnchad has insisted that I revert our laws to Gavelking Succession. He told me, in writing, he would lead a succesful revolt against me should I refuse. Also that my power to revoke titles is revoked by him and he only wishes to keep me on the throne in order to keep the rabble in check. I had to relent, I am ashamed at his decision though…</text:p>
      <text:p text:style-name="P71"/>
      <text:p text:style-name="P9">1168</text:p>
      <text:p text:style-name="P9"/>
      <text:p text:style-name="P71">21 January</text:p>
      <text:p text:style-name="P71"/>
      <text:p text:style-name="P71">In order to keep my people happy I have written and issued the Decree of <text:span text:style-name="T5">1168 declaring my oldest daughter the heir to the county Mide and throne of Ireland, leaving all my other lands to be divided amongst her siblings, currently only</text:span></text:p>
      <text:p text:style-name="P71"/>
      <text:p text:style-name="P72">9 February</text:p>
      <text:p text:style-name="P72"><text:soft-page-break/></text:p>
      <text:p text:style-name="P72">After several shameful, but necessary, concessions to Donnchad the political climate in the land has calmed substantially. I have resumed a regimen of improvements to show our faith in Christ and our land’s own riches!</text:p>
      <text:p text:style-name="P72"/>
      <text:p text:style-name="P73">19 July</text:p>
      <text:p text:style-name="P73"/>
      <text:p text:style-name="P73">In a show of good faith Donnchad has come to Dublin is service of his duty as steward to conduct the building of the Harbor. He is still very upset with me, as I am with him, but we will let each other be, for now.</text:p>
      <text:p text:style-name="P73"/>
      <text:p text:style-name="P73">28 July</text:p>
      <text:p text:style-name="P73"/>
      <text:p text:style-name="P73">Harkjell the Giant King of England has been excommunicated along with the King of Leon for ignoring the Crusade. The spirit of the Lord calls me and we will go to England and destroy this Giant King and restore the glory of Christ to their people! Furthering Ireland’s influene over Britain even further!</text:p>
      <text:p text:style-name="P73"/>
      <text:p text:style-name="P73">15 September</text:p>
      <text:p text:style-name="P73"/>
      <text:p text:style-name="P73">5500 Holy Irish Knights many veterans <text:span text:style-name="T6">make their way across St. George’s Channel in pursuit of victory over the sinner King Harkjell of England.</text:span></text:p>
      <text:p text:style-name="P73"/>
      <text:p text:style-name="P74">15 October</text:p>
      <text:p text:style-name="P74"/>
      <text:p text:style-name="P74">Our grand army of Ireland has met and defeated our first british enemies in Rhos on their Eastern fronteir. We lost only one man!</text:p>
      <text:p text:style-name="P74"/>
      <text:p text:style-name="P74">25 November</text:p>
      <text:p text:style-name="P74"/>
      <text:p text:style-name="P74">We intercepted the Duke of Oxford attempting to cross through St George’s Channel with 3300 men. We attacked with our 5500 and were victorious. We will now return to Rhos!</text:p>
      <text:p text:style-name="P74"/>
      <text:p text:style-name="P10">1169</text:p>
      <text:p text:style-name="P10"/>
      <text:p text:style-name="P74">1 January</text:p>
      <text:p text:style-name="P74"/>
      <text:p text:style-name="P74">The people of England are proud and many. This war will be a long one. We have layed siege to the Castle Rhos but they seem prepared to last many months..</text:p>
      <text:p text:style-name="P74"/>
      <text:p text:style-name="P75">19 March</text:p>
      <text:p text:style-name="P75"/>
      <text:p text:style-name="P75">We have engaged again the Duke of Oxford in Powys.</text:p>
      <text:p text:style-name="P75"/>
      <text:p text:style-name="P75">7 April</text:p>
      <text:p text:style-name="P75"/>
      <text:p text:style-name="P75"><text:soft-page-break/>After taking many prisoners and killing many English we must pursue them towards Oxford if they are to surrender to the might of Christ. We have suffered nearly 1000 casualties by now after the winter of killing has suspended.</text:p>
      <text:p text:style-name="P77"/>
      <text:p text:style-name="P75">13 May</text:p>
      <text:p text:style-name="P75"/>
      <text:p text:style-name="P75">Even the petty King of Pows in Wales has joined us in chastising the sinner king Halkjell the Giant.</text:p>
      <text:p text:style-name="P75"/>
      <text:p text:style-name="P76">7 June</text:p>
      <text:p text:style-name="P76"/>
      <text:p text:style-name="P76">The Duke of Oxford was seen going north with his army presumably to deal with Scottland. I have sent my spies to ensure he travels stay north until then we besiege and pilliage the town of Hereford!</text:p>
      <text:p text:style-name="P76"/>
      <text:p text:style-name="P76">7 October</text:p>
      <text:p text:style-name="P76"/>
      <text:p text:style-name="P76">A ship from Jerusalem came with orders from the pope. My wife must at once to Asia Minor set off, she is named Empress of Byzantium! I could never administer two so far away lands and must allow her to go though it pains me much, and his holiness would never grant a divorce oh wo is me!</text:p>
      <text:p text:style-name="P76"/>
      <text:p text:style-name="P77">24 November</text:p>
      <text:p text:style-name="P77"/>
      <text:p text:style-name="P77">It seems that Simon will stay on as King of France yet having negotiated a white peace and ten year truth with both Norway and the Capetians.</text:p>
      <text:p text:style-name="P77"/>
      <text:p text:style-name="P11">1170</text:p>
      <text:p text:style-name="P11"/>
      <text:p text:style-name="P60"/>
      <text:p text:style-name="P77">2 January</text:p>
      <text:p text:style-name="P77"/>
      <text:p text:style-name="P77">The merry men at my court and among the English Countryside where still our army ravages I have begun to be reffered to as “Byzantine Emperor” in a somewhat joking manner. I felt sad at Euphemia’s departure last fall but God wills it and I would never disobey His Holiness!</text:p>
      <text:p text:style-name="P77"/>
      <text:p text:style-name="P77">24 April</text:p>
      <text:p text:style-name="P77"/>
      <text:p text:style-name="P77">An army of immense size approaches us from the North. I have ordered my men to stand guard, dig in, and fight to the last! We have God on our side!</text:p>
      <text:p text:style-name="P77"/>
      <text:p text:style-name="P78">3 June</text:p>
      <text:p text:style-name="P78"/>
      <text:p text:style-name="P78">In the great Battle of Hereford the English King was captured and Killed causing his army to rout. His son has been named heir to the throne and on the condition he marry my youngest daughter we will allow him to rein in peace..</text:p>
      <text:p text:style-name="P78"/>
      <text:p text:style-name="P78">5 July</text:p>
      <text:p text:style-name="P78"/>
      <text:p text:style-name="P78">Dublin has become one of the great cities of Europe and our harbor will be, perhaps, the grandest in all of Western Europe.</text:p>
      <text:p text:style-name="P78"><text:soft-page-break/></text:p>
      <text:p text:style-name="P79"><text:span text:style-name="T7">7</text:span> <text:span text:style-name="T7">November</text:span></text:p>
      <text:p text:style-name="P79"/>
      <text:p text:style-name="P79"><text:span text:style-name="T7">Ten years since I took personal command over the war of revolt, my 26</text:span><text:span text:style-name="T8">th</text:span><text:span text:style-name="T7"> birthday. </text:span>Donnchad again has forced my hand, demanding the release of my neice Aedammair and the restoration of her titles in Ulster. I may remain Duke of Ulster only to quell their still lingering independent inclinations but Aedammair will have direct control over the counties of central Ulster as well as the military trade outposts in Galloway. I will continue to relent to my God-Father regarding such trivial issues as these and I do believe I am beginning to see the positive outcomes regarding these changes. Indeed I weild significantly less power today than I did before the Crusade but my own riches and honor have only increased! What I now dream of is to be King of Ireland from the proudest city in Europe Dublin! I am young still and after Donnchad has passed away perhaps I will be able to declare a single heir to my powers but even still whoever should inherit my throne whether Cobflaith or some unborn son they will inherit the jewel of Britain and the strongest Kingdom in the region!</text:p>
      <text:p text:style-name="P79"/>
      <text:p text:style-name="P12">1171</text:p>
      <text:p text:style-name="P12"/>
      <text:p text:style-name="P80">5 January</text:p>
      <text:p text:style-name="P80"/>
      <text:p text:style-name="P80">A cadet branch of House Capet has declared themselves separate and independent from the King of Aquitaine. Phillipe soured relations in Hispania by attacking Genoa in order to secure more favorable trade terms to the Aquitaine Kingdom. In addition a truce still hangs over France as Phillipe reings again in Senlis just over the river from Paris where Simon sits under the crown of France.</text:p>
      <text:p text:style-name="P80"/>
      <text:p text:style-name="P81">26 May</text:p>
      <text:p text:style-name="P81"/>
      <text:p text:style-name="P81">Word reached our lands today that my sister Aine has died in the holy lands. Also Donnchad supports Aedammair my niece who I had imprisoned for 10 years for the throne. I may be in danger…</text:p>
      <text:p text:style-name="P81"/>
      <text:p text:style-name="P81">14 July</text:p>
      <text:p text:style-name="P81"/>
      <text:p text:style-name="P81">Should they make a move I am ready. I tood a trip to Byzantium where I visited my wife and got her nice and pregnant! I return with wealth from the empire and determined to stay on the throne..</text:p>
      <text:p text:style-name="P81"/>
      <text:p text:style-name="P82">4 August</text:p>
      <text:p text:style-name="P82"/>
      <text:p text:style-name="P82">Upon returning I appointed a new Marshall a German Immigrant well trained in military matters. And I named Aedammair my court jester with royal summons to, entertain me, at my palace regularly..</text:p>
      <text:p text:style-name="P82"/>
      <text:p text:style-name="P82">20 August</text:p>
      <text:p text:style-name="P82"/>
      <text:p text:style-name="P82">In the little more than a year since we defeated England and killed their giant sinning king Scottland has re-occupied Dunbar and the Norwegian Normans are once more the dominant clan in Caens. The boy king of England will have a tough time of it, if he survives the revolts in Chester..</text:p>
      <text:p text:style-name="P82"/>
      <text:p text:style-name="P13">1172</text:p>
      <text:p text:style-name="P13"/>
      <text:p text:style-name="P83">27 January</text:p>
      <text:p text:style-name="P83"><text:soft-page-break/></text:p>
      <text:p text:style-name="P83">My new commander beat a woman in town today! I had him exiled and a young commander from Cill Dara will be my new Marshall! Justice is important to me.</text:p>
      <text:p text:style-name="P83"/>
      <text:p text:style-name="P83">9 February</text:p>
      <text:p text:style-name="P83"/>
      <text:p text:style-name="P83">A letter from Euphemia tells me she has left public life to bear our child. She also mentions her victories in cementing Byzantium’s posistion in Italy. God smiles on our family! A daughter named Derbail is born. But still not a son…</text:p>
      <text:p text:style-name="P83"/>
      <text:p text:style-name="P83">15 February</text:p>
      <text:p text:style-name="P83"/>
      <text:p text:style-name="P83">Simon the Scholar of Picarde, the usurpur of France, has died and his young son of 9 years Valeran has become King of France though I think this will give the capetians the upper hand in reclaiming their title.</text:p>
      <text:p text:style-name="P83"/>
      <text:p text:style-name="P84">11 May</text:p>
      <text:p text:style-name="P84"/>
      <text:p text:style-name="P84">Queen Arsenda of Castille has defeated The Black King of Aragorn (who refused to Crusade!) and had her uncle installed as Prine of Aragon. They were married matrilinaly and now Arsenda is Queen of Castille AND Aragon! She has united nearly all of western Hispania save Navara and the capetian cadets of Valencia. Castille is certainly the greatest power behind the Papacy in Europe today!</text:p>
      <text:p text:style-name="P84"/>
      <text:p text:style-name="P84">8 July</text:p>
      <text:p text:style-name="P84"/>
      <text:p text:style-name="P84">Euphemia has managed to take the city of Brundisium in Italy and allowed her sister to reign there and “Empress of the East” as they have taken to calling themselves again. <text:span text:style-name="T10">She has returned to Dublin also in fear of the Mongols who are now only 100 miles away from the Empire’s eastern borders in the land of Rum. My daughter Cobflaith will be sent to Ngev in the holy land to reign there before her time is called here on the Island (should I sire no sons…)</text:span></text:p>
      <text:p text:style-name="P84"/>
      <text:p text:style-name="P85">11 November</text:p>
      <text:p text:style-name="P85"/>
      <text:p text:style-name="P85">A man in a dark cloak last night pushed a book with no title into my hands. It calls me to read it and I feel illuminated.</text:p>
      <text:p text:style-name="P85"/>
      <text:p text:style-name="P14">1173</text:p>
      <text:p text:style-name="P14"/>
      <text:p text:style-name="P86">11 February</text:p>
      <text:p text:style-name="P86"/>
      <text:p text:style-name="P86">Reports from the Holy Land sound like there is much war still continuing, without the help of the great crusaders this Kingdom of Christ will fall even faster than the first one led by the Sword of the Lord</text:p>
      <text:p text:style-name="P86"/>
      <text:p text:style-name="P87">30 August</text:p>
      <text:p text:style-name="P87"/>
      <text:p text:style-name="P87">The people do taunt me and call me the Hunchback when they should call me Cuan the Crusader! Or Cuan the builder of the Great Harbor!</text:p>
      <text:p text:style-name="P87"/>
      <text:p text:style-name="P87"><text:soft-page-break/>12 November</text:p>
      <text:p text:style-name="P87"/>
      <text:p text:style-name="P87">I have had “The Book” for over a year now and still I cannot fully comprehend it. I will intensely continue to study the book!</text:p>
      <text:p text:style-name="P87"/>
      <text:p text:style-name="P87">3 December</text:p>
      <text:p text:style-name="P87"/>
      <text:p text:style-name="P87">I have decided the book in nonesense, while I may continue to read it from time to time, I am quite certain that there is no higher knowledge to be gleaned from it’s pages. If nothing more at least I have learned to learn.</text:p>
      <text:p text:style-name="P83"/>
      <text:p text:style-name="P15">1174</text:p>
      <text:p text:style-name="P15"/>
      <text:p text:style-name="P88">3 February</text:p>
      <text:p text:style-name="P88"/>
      <text:p text:style-name="P88">I have assembled a secret team to dispose of Aedammair by any means necessary. She is a thorn in my side and does not fully respect my rule. I with for her to be removed as soon as possible, even if Donnchad is to take the lands from her.</text:p>
      <text:p text:style-name="P88"/>
      <text:p text:style-name="P88">5 February</text:p>
      <text:p text:style-name="P88"/>
      <text:p text:style-name="P88">Bowmen have been dispatched to, get rid of her…</text:p>
      <text:p text:style-name="P88"/>
      <text:p text:style-name="P88">4 March</text:p>
      <text:p text:style-name="P88"/>
      <text:p text:style-name="P88">Our attempt was a failure the bowmen missed their mark. Aedammair suspects I was to blame as well!</text:p>
      <text:p text:style-name="P88"/>
      <text:p text:style-name="P88">7 March</text:p>
      <text:p text:style-name="P88"/>
      <text:p text:style-name="P88">I had a heritic imprisoned today much to the zeal of my court chaplain!</text:p>
      <text:p text:style-name="P88"/>
      <text:p text:style-name="P88">1 April</text:p>
      <text:p text:style-name="P88"/>
      <text:p text:style-name="P88">Not ready to abandon my plot so easily we have devised to have her poisoned…</text:p>
      <text:p text:style-name="P88"/>
      <text:p text:style-name="P88">20 April</text:p>
      <text:p text:style-name="P88"/>
      <text:p text:style-name="P88">Success! Aedammair is dead and I am held guiltless of the murder! Donnchad has become steward over her lands…</text:p>
      <text:p text:style-name="P88"/>
      <text:p text:style-name="P89">13 August</text:p>
      <text:p text:style-name="P89"/>
      <text:p text:style-name="P89">Donnchad has invaded Wales in a claim of Dehurbath… He is becoming too powerful I have placed a hit on his daughter…</text:p>
      <text:p text:style-name="P89"/>
      <text:p text:style-name="P16">1175</text:p>
      <text:p text:style-name="P16"/>
      <text:p text:style-name="P90">19 January</text:p>
      <text:p text:style-name="P90"><text:soft-page-break/></text:p>
      <text:p text:style-name="P90">A master builder has come forward to help Donnchad construct the great Harbor of Dublin!</text:p>
      <text:p text:style-name="P90"/>
      <text:p text:style-name="P91">20 April</text:p>
      <text:p text:style-name="P91"/>
      <text:p text:style-name="P91">My youngest daughter Derbail is only 3 but already she is taking up so much of my time. It feels right though our realm prospers and my rule is secure.</text:p>
      <text:p text:style-name="P91"/>
      <text:p text:style-name="P17">1176</text:p>
      <text:p text:style-name="P17"/>
      <text:p text:style-name="P92">7 May</text:p>
      <text:p text:style-name="P92"/>
      <text:p text:style-name="P92">The Earle of Breife and I have conspirered to usurp Conachta from Donnchad for Breife’s favor. We will be patient and effect these desires slowly so as to keep the peace.</text:p>
      <text:p text:style-name="P92"/>
      <text:p text:style-name="P93">5 June</text:p>
      <text:p text:style-name="P93"/>
      <text:p text:style-name="P93">I’ve taken up falcon hunting what good sport!</text:p>
      <text:p text:style-name="P93"/>
      <text:p text:style-name="P93">18 June</text:p>
      <text:p text:style-name="P93"/>
      <text:p text:style-name="P93">The falcom attacked me. Sighhhh Ill have it executed, guess this hunting thing isnt for me either. Poetry sounds stupid too. Boooo</text:p>
      <text:p text:style-name="P93"/>
      <text:p text:style-name="P93">21 July</text:p>
      <text:p text:style-name="P93"/>
      <text:p text:style-name="P93">I love hunting, reading, and visiting my friends. I am no longer feeling so gloomy :)</text:p>
      <text:p text:style-name="P93"/>
      <text:p text:style-name="P93">22 November</text:p>
      <text:p text:style-name="P93"/>
      <text:p text:style-name="P93">Donnchad has taken Dyfed in Wales. He now holds as many counties as I do. But he is an old man and surely by now he has given up any possible inkling of wanting the throne..</text:p>
      <text:p text:style-name="P93"/>
      <text:p text:style-name="P94">25 December</text:p>
      <text:p text:style-name="P94"/>
      <text:p text:style-name="P94">Donnchad has already surrended the title of “Earl of Dyfed” to a local and simply demanded tribute from him. He looks so unready now. Many Welsh men have been employed to kill his only daughter.</text:p>
      <text:p text:style-name="P94"/>
      <text:p text:style-name="P18">1177</text:p>
      <text:p text:style-name="P18"/>
      <text:p text:style-name="P94">12 January</text:p>
      <text:p text:style-name="P94"/>
      <text:p text:style-name="P94">Dublin has finnally become fully Irish. The Viking culture that settled here some 300 years hence has been fully uprooted. The first Irish man to conquer here was Brian Boru in 1030 who established the southern kingdom while my fore-father Mail-Sechlainn was King of the North. Their realms both dissolved after their deaths and Dublin became once again a Viking trade town. Until my Great-Grandfather Mael the Wise re-occupied the city in 1095. And now after 80 years of my families ruling in this fair city not only have we become Irish, we are more united, more powerful, and more <text:soft-page-break/>prosperous than ever before! Indeed out great capitol is become one of the fairest cities in all of Europe. Once our harbor is complete we will certainly come to dominate respect in our region. God Bless Ireland!</text:p>
      <text:p text:style-name="P94"/>
      <text:p text:style-name="P94">14 January</text:p>
      <text:p text:style-name="P94"/>
      <text:p text:style-name="P94">Euphemia is pregnant again! God grant us a boy.</text:p>
      <text:p text:style-name="P94"/>
      <text:p text:style-name="P95">24 April</text:p>
      <text:p text:style-name="P95"/>
      <text:p text:style-name="P95">Many men from Hispania have been in our realm. I am worried. To be honest I called off the murder of Donnchad’s daughter because I am worried if he should have no heir ~they~ would take Laigan from me. Another layer of madness here…</text:p>
      <text:p text:style-name="P95"/>
      <text:p text:style-name="P95">14 May</text:p>
      <text:p text:style-name="P95"/>
      <text:p text:style-name="P95">I got a nice gift for my wife today. I hope if she is happier she will birth a boy!</text:p>
      <text:p text:style-name="P95"/>
      <text:p text:style-name="P96">15 August</text:p>
      <text:p text:style-name="P96"/>
      <text:p text:style-name="P96">My son Cuan was born today. The same day the Pope died. The same day I declared that my titles must not be split and instead passed to my son intact. Donnchad relented me this wish. A happy day for all my kingdom indeed!</text:p>
      <text:p text:style-name="P96"/>
      <text:p text:style-name="P97">20 December</text:p>
      <text:p text:style-name="P97"/>
      <text:p text:style-name="P97">Cuan is indeed sickly but this boy is the son of Ireland and an Empress of the Eastern Roman Empire. He is destined for glory! God will not let this boy be harmed by any illness!</text:p>
      <text:p text:style-name="P97"/>
      <text:p text:style-name="P19">1178</text:p>
      <text:p text:style-name="P19"/>
      <text:p text:style-name="P98">23 January</text:p>
      <text:p text:style-name="P98"/>
      <text:p text:style-name="P98">Donnchad and various other busy bodies in Westmeathe are concerned with my decsision for total inheritance by my son. However shrill their cries may be I will draw the line here. I am now King ruled for 18 years a Man born royal of 33 years and Donnchad no longer can control me or my doingings! If he should press me on having my lands divided, I will have him imprisoned…</text:p>
      <text:p text:style-name="P98"/>
      <text:p text:style-name="P99">16 Apri<text:span text:style-name="T11">l</text:span></text:p>
      <text:p text:style-name="P99"/>
      <text:p text:style-name="P100">We are indeed the richest court in Britain and one of the finest in all Europe! We have half as much as his holiness does!</text:p>
      <text:p text:style-name="P100"/>
      <text:p text:style-name="P100">4 May</text:p>
      <text:p text:style-name="P100"/>
      <text:p text:style-name="P100">Two great developments in Europe! The Capetian King of Aquiataine seems to be unable to open trade routes with Genoa thereby effectively eliminating the Mediteranean theatre from the struggling king. This combined with his inability to unify his distant-cousins in Valencia (let along Paris and Picarde!) <text:soft-page-break/>have significantly weakened his rule. In Castille as well the great queen Arsenda has been defeated by separitist forces in Aragorn who have taken the kingdom from her rule and restored the pre-Barcelonan days <text:span text:style-name="T12">before the Black King. Certainly a big blow to the (Former) greatest power in Europe.</text:span></text:p>
      <text:p text:style-name="P100"/>
      <text:p text:style-name="P20">1179</text:p>
      <text:p text:style-name="P20"/>
      <text:p text:style-name="P101">4 January</text:p>
      <text:p text:style-name="P101"/>
      <text:p text:style-name="P101">A late christmas letter from my daughter Cobflaith from our holdings in Negev tells me that all is well, she is happy as a scholarly theologian and proud to represent her family in the Holy Lands. She also told me she is decidedly not a nun and seeks to marry soon. I will reply that I send my good graces. She is too far for me to dote over anymore.</text:p>
      <text:p text:style-name="P101"/>
      <text:p text:style-name="P102">15 July</text:p>
      <text:p text:style-name="P102"/>
      <text:p text:style-name="P102">Donnchad returned to Wales to re-assert his (presently unquestiond) claim that he is Earl of Dyfed (under the King of Ireland of course)</text:p>
      <text:p text:style-name="P102"/>
      <text:p text:style-name="P102">7 August</text:p>
      <text:p text:style-name="P102"><text:line-break/>Yesterday I started up on a book but gave it up. Today I found the same book and started reading it again but forgot what it’s about… Im content with my life.</text:p>
      <text:p text:style-name="P102"/>
      <text:p text:style-name="P102">8 August</text:p>
      <text:p text:style-name="P102"/>
      <text:p text:style-name="P102">An Itlian woman came to me and asked me to be more ambitious! Stupid slut! Doesnt she understand that because of my hunched back no one ever takes me seriously! I was in the fucking crusades for god’s sake! I <text:s/>stormed Jerusalem! And still my oh so loyal subjects continue to refer to me as Cuan “the Hunchback!” I had her banished from the Island…</text:p>
      <text:p text:style-name="P102"/>
      <text:p text:style-name="P103">18 December</text:p>
      <text:p text:style-name="P103"/>
      <text:p text:style-name="P103">I am begininng to fear the worst regarding Donnchad’s dissaproval of my inheritance law. He is my equal in levies and counties. As long as we stay stong I think the people will still want me as their king, the Hunchback…</text:p>
      <text:p text:style-name="P103"/>
      <text:p text:style-name="P21">1180</text:p>
      <text:p text:style-name="P21"/>
      <text:p text:style-name="P104"/>
      <text:p text:style-name="P103">15 March</text:p>
      <text:p text:style-name="P103"/>
      <text:p text:style-name="P103">I have arranged a marriage between my second daughter Aedammair and Rodrigo the prince of Leon. His father was my friend in the Crusades and boasts that he personally served the pope during his flight to Asturias de Oviedo. </text:p>
      <text:p text:style-name="P103"/>
      <text:p text:style-name="P105">10 April</text:p>
      <text:p text:style-name="P105"/>
      <text:p text:style-name="P105"><text:soft-page-break/>A massive revolt in England against the Norwegian King has transpired led by the count of Perryfred which was only 50 years ago part of Wales and he has inspired the English coutnryside by demanding a return to English Rule for England. He traces his inheritance back to William de Normandy and is by birth a small town counry boy. Meanwhile greater conflicts have risen up again in France between the houses of Capet and Vexin.</text:p>
      <text:p text:style-name="P105"/>
      <text:p text:style-name="P106">31 August</text:p>
      <text:p text:style-name="P106"/>
      <text:p text:style-name="P106">The Thracian Giant has installed himself Emperor of the East! Surely a tumoltuous time for their people.</text:p>
      <text:p text:style-name="P109"/>
      <text:p text:style-name="P106"/>
      <text:p text:style-name="P22"/>
      <text:p text:style-name="P22">1181</text:p>
      <text:p text:style-name="P22"/>
      <text:p text:style-name="P107">12 March</text:p>
      <text:p text:style-name="P107"/>
      <text:p text:style-name="P107">Cobflaith writes to tell me she has birthed a son by a local man. She has not legitimized him but will contintue to raise him. She doesnt want him to ever have a claim on our Ireland she writes...What a whore.</text:p>
      <text:p text:style-name="P107"/>
      <text:p text:style-name="P108">20 April</text:p>
      <text:p text:style-name="P108"/>
      <text:p text:style-name="P108">20 years after I crushed the rebellion agains my rule and now is Ireland more powerful and prosperous than ever! <text:span text:style-name="T14">Our harbor already is bringing in buisiness from as far as Hispania and I have just ordered evel larger Barracks to be built in our second castle here in County Dublin. I may end up building another town just south of our city but not this year at any rate.</text:span></text:p>
      <text:p text:style-name="P107"/>
      <text:p text:style-name="P107">3 June </text:p>
      <text:p text:style-name="P107"/>
      <text:p text:style-name="P107">England is at peace again. The revolt was crushed very quickly giving due credit to King <text:span text:style-name="T13">Olver. Aquitaine and the house Capet have suffered many setbacks but were able to open their mediterainnean seaports again but only after a grave concession of land. The county of Narbonne will be given to Aragorn in exchange for their safe keeping of the seas and access to Genoan trade. King Phillipe of Aquiataine is stretched very thin and this fresh onslaught from the north may in time break him and surrender his Kingdom completely to the house of Vexin..</text:span></text:p>
      <text:p text:style-name="P107"/>
      <text:p text:style-name="P108">12 August</text:p>
      <text:p text:style-name="P108"/>
      <text:p text:style-name="P108">The Thracian Giant’s strategy (and indeed Byzantiums entire strategy since their defeat in Asia Minor proper) is to focus on Greek Influence and buy their way back into Europe as a separate and equal power beside the Pope. In pursuit of this plan they have launched their own version of a crusade for Sicily which they claim is overrun by muslims and bandits (which to my ears is quite true) and they will rid them of this scourge and restore to them the glory of the Roman Empire...from Greece!</text:p>
      <text:p text:style-name="P108"/>
      <text:p text:style-name="P108">19 September</text:p>
      <text:p text:style-name="P108"/>
      <text:p text:style-name="P108"><text:soft-page-break/>The Kaisar moves against East-Francia and upper Italy hoping to retake those provinces lost to his station during the Restoration of Pope Urbanus some 20 years ago (<text:span text:style-name="T14">my how time flies…) Since the faithful former members of the Holy Roman Empire failed to unify against their common foe I fear they will all be wiped our, though I dread a return to fallen glory for the Kaisar lest he try and usurp the Papacy again…</text:span></text:p>
      <text:p text:style-name="P108"/>
      <text:p text:style-name="P110">25 December</text:p>
      <text:p text:style-name="P110"/>
      <text:p text:style-name="P110">Christmas Day in Dublin. What a beautiful time. I have arranged for my son to begin his schooling with my Marshall this coming year in a military education. My marshall was thrilled with the idea and gave me some ideas he had been coming up with in making our soldiers more effetive on the battlefield. Granted we have not tasted battle since our miraculous victory in England against the uncouth King who refused to join us in the Crusade. All in all another grand year and I look forward to many more.</text:p>
      <text:p text:style-name="P110"/>
      <text:p text:style-name="P23">1082</text:p>
      <text:p text:style-name="P23"/>
      <text:p text:style-name="P111">7 March</text:p>
      <text:p text:style-name="P111"/>
      <text:p text:style-name="P111">Many tales I have hears about Shaemus the seer. He is said to live an acitec life among the Wicklow Muntains. Many have sought his wisdom for advice. I have decided I will find this man.</text:p>
      <text:p text:style-name="P111"/>
      <text:p text:style-name="P111">27 March</text:p>
      <text:p text:style-name="P111"/>
      <text:p text:style-name="P111">I am set out with only a mule and minimal guards to find the hermit Shaemus.</text:p>
      <text:p text:style-name="P111"/>
      <text:p text:style-name="P111">5 April</text:p>
      <text:p text:style-name="P111"/>
      <text:p text:style-name="P111">I stayed with the hermit two days in his ca<text:span text:style-name="T20">v</text:span>e. He has taught me much about the world: Semper ubi sub ubi ubique</text:p>
      <text:p text:style-name="P111"/>
      <text:p text:style-name="P112">9 May</text:p>
      <text:p text:style-name="P112"/>
      <text:p text:style-name="P112">I feel so fulfilled having become so knowledgebale all of a sudden. As a middle age man I must begin trying to win back public opinion if for nothing else than that I will be remembered fondly.</text:p>
      <text:p text:style-name="P112"/>
      <text:p text:style-name="P112">29 June</text:p>
      <text:p text:style-name="P112"/>
      <text:p text:style-name="P112">Sad news from France tells us that the city of Paris is burning. Capet and Vexin’s war over Francia for the past 25 years (a war faught by brothers against, essentially, opposing royal brothers) has torn their country to pieces. A sad turn of events for the sons of Charlemagne to forgeth their stations so completely…</text:p>
      <text:p text:style-name="P112"/>
      <text:p text:style-name="P112">3 July</text:p>
      <text:p text:style-name="P112"/>
      <text:p text:style-name="P112">Donnchad has demanded I revert to Gavelkind succesion and have my titles split up upon my death. By God you are not my father and never were! You’re salty cuz my mom would never give the crown over to her cousin the giant and you always liked Colman better! It’s war old man!</text:p>
      <text:p text:style-name="P112"><text:soft-page-break/></text:p>
      <text:p text:style-name="P113">6 July</text:p>
      <text:p text:style-name="P113"/>
      <text:p text:style-name="P113">I have sent for my levies in Mumu to be ferried to Dublin via boat into our grand harbor. I have also spent a considerable sum of money to secure further military allies among the Irish people. Our first priority will be to assemble in Dublin and then sieze Conachta from Donnchad the Uready!</text:p>
      <text:p text:style-name="P113"/>
      <text:p text:style-name="P113">27 August</text:p>
      <text:p text:style-name="P113"/>
      <text:p text:style-name="P113">We have marshalled 11 thousand to our cause! The mightiest force assembled in the British Isles since the days of Emperor Hardrade of the North! Donnchad will feel our might. We move at once to county Briefe!</text:p>
      <text:p text:style-name="P113"/>
      <text:p text:style-name="P113">11 September</text:p>
      <text:p text:style-name="P113"/>
      <text:p text:style-name="P113">We have scouted a force of 8 thousand tratorous Irish assmebled in the name of Donnchad. We will attack and destroy this rebellion at once!</text:p>
      <text:p text:style-name="P113"/>
      <text:p text:style-name="P114">30 September</text:p>
      <text:p text:style-name="P114"/>
      <text:p text:style-name="P114">We are victorious in battle! Having shattered the enemy we will pursue them down the Shannon to their doom!</text:p>
      <text:p text:style-name="P114"/>
      <text:p text:style-name="P114">28 October</text:p>
      <text:p text:style-name="P114"/>
      <text:p text:style-name="P114">In support of our right to rule over 700 men have taken up arms in Dublin and pledged to fight for their King! In addition we raised over 100 gold from the generous people!</text:p>
      <text:p text:style-name="P114"/>
      <text:p text:style-name="P114">23 November</text:p>
      <text:p text:style-name="P114"/>
      <text:p text:style-name="P114">Having pursued the tratiors to the souther shores of Ireland we smashed them again. I have ordered my soldiers to take it easy this winter. Victory seems assured in the spring. Already I know Donchad is grown tired and afraid. I have decided to have him throne into prison after this.</text:p>
      <text:p text:style-name="P114"/>
      <text:p text:style-name="P24">1183</text:p>
      <text:p text:style-name="P24"/>
      <text:p text:style-name="P115">17 February</text:p>
      <text:p text:style-name="P115"/>
      <text:p text:style-name="P115">A stunning victory today from the northern front. Our forces near Breife in the northern limits of the Shannon came suddenly upon a camp of traitors and killed narly half of them, some 1000 men while we lost only about 100. God is truly on our side.</text:p>
      <text:p text:style-name="P115"/>
      <text:p text:style-name="P115">23 February</text:p>
      <text:p text:style-name="P115"/>
      <text:p text:style-name="P115">We keep killing them but the traitors never stop. This is SO FUCKING STRESSFUL! Will it ever end? Will they kill me?!? Every day another challenge, another traitorous ambush, another raid…</text:p>
      <text:p text:style-name="P115"/>
      <text:p text:style-name="P115">20 March</text:p>
      <text:p text:style-name="P115"><text:soft-page-break/></text:p>
      <text:p text:style-name="P115">We have occupied the cities of Conachta and Laigan. Donnchad is presumed fled to Wales..</text:p>
      <text:p text:style-name="P115"/>
      <text:p text:style-name="P115">27 March</text:p>
      <text:p text:style-name="P115"/>
      <text:p text:style-name="P115">Word that the Vexin King of France has now invaded English Normandy after failing to gain with the Norwegian controlled parts…</text:p>
      <text:p text:style-name="P115"/>
      <text:p text:style-name="P116">18 June</text:p>
      <text:p text:style-name="P116"/>
      <text:p text:style-name="P116">Donnchad has been spotted, crossing into Ireland last week by way of Galloway with 1800 men. I have dispatched the forces stationed in Connachta to arrest him.</text:p>
      <text:p text:style-name="P116"/>
      <text:p text:style-name="P116">5 August</text:p>
      <text:p text:style-name="P116"/>
      <text:p text:style-name="P116">We defeated the invading band in Meathe but Donnchad was not with them. My army was sent to head north to find him.</text:p>
      <text:p text:style-name="P116"/>
      <text:p text:style-name="P116">11 September</text:p>
      <text:p text:style-name="P116"/>
      <text:p text:style-name="P116">I have come personally to Airgalla to exerte my rule on these people. I feel they are the ones hiding Donnchad. A second group has been sent north the very northern shores in pursuit of him…</text:p>
      <text:p text:style-name="P116"/>
      <text:p text:style-name="P117">11 October</text:p>
      <text:p text:style-name="P117"/>
      <text:p text:style-name="P117">My scouts were able to detect a military convoy heading South into Breife. This might be Donnchad. They were able to aprehend several slower wagons but were unabale to recover “the traitor”</text:p>
      <text:p text:style-name="P117"/>
      <text:p text:style-name="P117">11 December</text:p>
      <text:p text:style-name="P117"/>
      <text:p text:style-name="P117">Upon crossing into the Castle of Conachta my army was surprised by an attack from the gate led by the (Daughter of Donnchad)’s husband. He was defeated and imprisoned. Killing him would set the stage for killing Donnchad as well. He was like a father to me and I do not think it Christian of me to order his execution...but we’ll see</text:p>
      <text:p text:style-name="P117"/>
      <text:p text:style-name="P25">1084</text:p>
      <text:p text:style-name="P25"/>
      <text:p text:style-name="P117">11 January</text:p>
      <text:p text:style-name="P117"><text:line-break/>There has to be more to life than this. I am no longer content to sit idly by and let the world go on without me.</text:p>
      <text:p text:style-name="P117"/>
      <text:p text:style-name="P118">7 February</text:p>
      <text:p text:style-name="P118"/>
      <text:p text:style-name="P118">Donnchad was found and imprisoned. I have decided not to execute him and let him live out the rest of his days in MY prison. Now he finnaly understands who’s the boss and I want him to relish it.</text:p>
      <text:p text:style-name="P118"/>
      <text:p text:style-name="P119">24 February</text:p>
      <text:p text:style-name="P119"><text:soft-page-break/></text:p>
      <text:p text:style-name="P119">My daughter Aedammir left to marry the brother of the King of Leon. I bid her farewell and a warm welcome to our new Hispanic allies.</text:p>
      <text:p text:style-name="P119"/>
      <text:p text:style-name="P119">8 April </text:p>
      <text:p text:style-name="P119"/>
      <text:p text:style-name="P119">The Kaisar has managed to win back upper East-Francia and the germans have regained power (though nominally independent and loyal to the pope, but still german) in Tuscony. I fear the power of the Kaisar was only temporarlly subdued…</text:p>
      <text:p text:style-name="P119"/>
      <text:p text:style-name="P26">1085</text:p>
      <text:p text:style-name="P26"/>
      <text:p text:style-name="P120">6 January</text:p>
      <text:p text:style-name="P120"/>
      <text:p text:style-name="P120">I have been very distracted by lewd sex acts...</text:p>
      <text:p text:style-name="P120"/>
      <text:p text:style-name="P120">10 March</text:p>
      <text:p text:style-name="P120"/>
      <text:p text:style-name="P120">Francia becomes further weakened and divided when the Duke of Toulousse declares Phillipe the Capetian unfit to rule and a disgrace to Aquitaine. Things look bad for all of francia not just The house of Capet. Germans and Normans are fighting to squeeze in their own tracts of land onto Francia’s weak sides.</text:p>
      <text:p text:style-name="P120"/>
      <text:p text:style-name="P120">3 April</text:p>
      <text:p text:style-name="P120"/>
      <text:p text:style-name="P120">After having forged an alliance with Leon I have now stiched my family together undivisably with the Queen of Castille. She has regained Aragorn from the Jimeans (partly to do with their support of Capet against Genoa in the Mediterainean) <text:s/>and imprisoned the leaders of Barcelona who opposed her successfully for 7 years. I have come to an agreement with her where by trade routes between Castille and Dublin we can create a market the envy of Europe! My son and heir Cuan will marry her oldest daughter Marquessa and my royal daughter Derbail (born as Empress of the Eastern Roman Empire!) will marry the future King of Castille Udalard!</text:p>
      <text:p text:style-name="P120"/>
      <text:p text:style-name="P121">16 October</text:p>
      <text:p text:style-name="P121"/>
      <text:p text:style-name="P121">I have begun construction of a new town as Dublin is becoming rather crowded especially with so many merchants coming in and out of town.</text:p>
      <text:p text:style-name="P121"/>
      <text:p text:style-name="P27">1186</text:p>
      <text:p text:style-name="P27"/>
      <text:p text:style-name="P122">13 March</text:p>
      <text:p text:style-name="P122"/>
      <text:p text:style-name="P122">Shocking and great news from the East! The Thracian Giant has succeeded where Catholics thought it was impossible. He has purged the island of Sicily of their muslimcs and wrestled it into his control! Most of the island is only loyal to whoever threatens their immediate securtity and will therefore certainly obey the Emperor but the island is also home to many Catholics who I am sure will still obey the Pope… </text:p>
      <text:p text:style-name="P122"/>
      <text:p text:style-name="P123"><text:soft-page-break/>24 June</text:p>
      <text:p text:style-name="P123"/>
      <text:p text:style-name="P123">Scottland’s King was badly wounded in his military excursion into Wales. Our command of the seas in the west have made us the most powerful and stable member of our Isles but we are nearly matched with England and Scottland. This loss for Scottland may prove decisive. The Norwegian King of England however sends a request to me for a “worthy woman for his wife” to be sent to his castle in Cumberland. I have sent a rather timid, but vigourously attractive, woman to be sent at once.</text:p>
      <text:p text:style-name="P123"/>
      <text:p text:style-name="P123">28 June</text:p>
      <text:p text:style-name="P123"/>
      <text:p text:style-name="P123">I had a local commander ask me today to take it easier and give up military pursuits on account of my now advanced age. (Im only 41! and I was in the Crusades! I took Jerusalem!) I am having too much fun to even think about it! Besides I need everyone to remember me for working hard...not just being a hunchback…</text:p>
      <text:p text:style-name="P123"/>
      <text:p text:style-name="P123">20 July</text:p>
      <text:p text:style-name="P123"/>
      <text:p text:style-name="P123">Great news from the East by leave of my oldest daughter Cobflaith. She has married a local busy body so as to better hide the shame of her slut-child. Good thinking...But she also writes to tell me the King-Bishop has taken all the coast up to the great city of Antioch where the people still to this day respect and obey the Emperor of the East. I have great faith in our Kingdom of Jerusalem!</text:p>
      <text:p text:style-name="P123"/>
      <text:p text:style-name="P124"><text:span text:style-name="T16">7</text:span> November</text:p>
      <text:p text:style-name="P124"><text:line-break/><text:span text:style-name="T16">My 42</text:span><text:span text:style-name="T9">nd</text:span><text:span text:style-name="T16"> birthday and 25 years since I stoody alone, without the traitor Donnchad to lean on. </text:span>The town of Fionghlass was dedicated today in Dublin County on the southern shores behind our new, grand Dublin Harbor. Already great sailing ships from Genoa bringing money and riches to our people!</text:p>
      <text:p text:style-name="P124"/>
      <text:p text:style-name="P125">19 November</text:p>
      <text:p text:style-name="P125"/>
      <text:p text:style-name="P125">A great wise man from Hispania has come to see our great harbor and bustling merchantile economy! Indeed some of these foreign men are quite strange but in our pursuit of more riches Ireland must become a promonient member of the global economy and not shy away from opprotunites in buisiness only because we are made uncomfortable by the customs and cultures of these foreigners. My wife even quite unlike me in nearly every way, (she does not regard the pope and reads much better Greek than Celtic or even Latin) but after overcoming our differences and putting petty shit behind us for the good of our people we were able to re-take Jerusalem and Sicily from the Muslims! These are great days by any measure and still the people refuse to call me much more than the “Hunched back king”</text:p>
      <text:p text:style-name="P125"/>
      <text:p text:style-name="P28">1187</text:p>
      <text:p text:style-name="P126"/>
      <text:p text:style-name="P28"/>
      <text:p text:style-name="P29">1188</text:p>
      <text:p text:style-name="P29"/>
      <text:p text:style-name="P127">#Was_Preparing_Rice</text:p>
      <text:p text:style-name="P127"/>
      <text:p text:style-name="P127">31 January</text:p>
      <text:p text:style-name="P128"/>
      <text:p text:style-name="P129"><text:soft-page-break/>On christmas day the younger son the the Capetian King of Aquitaine was murdered apparently by forces loyal to a western vassal of the King. This has begun an Auitainian civil war between the King Phillipe and the Duke of Poitou. All the while forces loyal to the house of Capet still fight, with limited success, in France against the house of Vexin however the greatest threat to the French King is not challenges to his throne from within but rather the King of England Olver who has proved to be much more effective than his father the unholy cyclops <text:span text:style-name="T17">Halkjell. Olver has intervened in the French invasion of Normandy and successfully the beaten the French King out of Paris herself! I expect the house Vexin to surrender promptly which, in turn, will grant de facto control over Normandy to English forces…</text:span></text:p>
      <text:p text:style-name="P129"/>
      <text:p text:style-name="P130">15 March</text:p>
      <text:p text:style-name="P130"/>
      <text:p text:style-name="P130"><text:span text:style-name="T18">Farquahar of Scottland is no more! The direct Grandson of Queen Oribillia</text:span> <text:span text:style-name="T18">Even now I remember my father the High King Mael speaking fondly of his , that she had united Scottland right after returning from the Crusades and respected our wish to be Ireland as we respected hers to be Scottland. Oh how she would loathe our manegement of Galloway. But her successor, the murderer, was a horrible failure and ended Scottland up in a great civil war ultimately abdicating to his younger brother and surrendering much temporal power to the church. During these years of near anarchy in Scottland is when Irish men found it necessary to occupy Galloway to prevent pirates from hiding in freedom on their nearby shores. However the son of Radulf, Farquahar, was a tremendous leader re-taking Dunbar from the English and even razing the King’s old Viking stronghold in Cumberland. He will be remembered for transforming Scottland back into an equal power on the Island after the immense failures of his uncle. The new king will now prove his worth in time…</text:span></text:p>
      <text:p text:style-name="P130"/>
      <text:p text:style-name="P131">1 May</text:p>
      <text:p text:style-name="P131"/>
      <text:p text:style-name="P131">After slowly waxing in Power, re taking provinces in Northern Italy and the county of Verdun, a fresh band of revolts hit the Holy roman Empire. Centered around Luxembourg German forces loyal to the Roman Pope have declared the Kaisar “spiritually unworthy to rule us” and declared themselves an independent German State! May God grant them victory!</text:p>
      <text:p text:style-name="P131"/>
      <text:p text:style-name="P132">13 May</text:p>
      <text:p text:style-name="P132"/>
      <text:p text:style-name="P132">Across Europe the people have heard of the “Hunchback King of Ireland” Im nearly as famous as “Count Hug the Glorious” de Barcelona! Donnchad has a rumor about him have a magic sword… Even after death people still prefer my rat bastard fake father to the great Crusader-King of Eire!</text:p>
      <text:p text:style-name="P132"/>
      <text:p text:style-name="P142">8 July</text:p>
      <text:p text:style-name="P133"/>
      <text:p text:style-name="P142">I went hunting with the Earle of Briefe this week. Firstly to test out my new Falcon, and secondly with Donnchad in prision he is become my most powerful vassal (not much compared to my glory) and so I decided to pursue a closer personal relationship between the two of us.</text:p>
      <text:p text:style-name="P133"/>
      <text:p text:style-name="P142">4 September</text:p>
      <text:p text:style-name="P133"/>
      <text:p text:style-name="P142">I have begun speaking in front of a mirror practicing my oration. If I want people to respect me more I must become a master of pursading hearts and minds with my voice!</text:p>
      <text:p text:style-name="P133"/>
      <text:p text:style-name="P142">8 October</text:p>
      <text:p text:style-name="P133"><text:soft-page-break/><text:line-break/><text:span text:style-name="T19">The Kaisar has moved swiftly in pursuit of crushing the western rebellions. His military has already crushed the Luxembourg revolt and the great Duchy of Provence who led the war against the Invasion of Rome has also been all but destroyed. Some lands of East-Francia remain free of his tyranny but especially with France still unable to unify they are likely to fall to the Kaisar as well..</text:span></text:p>
      <text:p text:style-name="P133"/>
      <text:p text:style-name="P134">20 November</text:p>
      <text:p text:style-name="P134"/>
      <text:p text:style-name="P134">Word from my daughter in the Holy Lands. The King-Bishop has died and a war of succesion has begun. A leveanite from Tripoli (recently taken in the name of Christ) has assumed the lordship of the Holy City but many European settlers, my daughter included, have decided the support the son of the “Black King” of Aragon of all people. God help them all!</text:p>
      <text:p text:style-name="P134"/>
      <text:p text:style-name="P30">1189</text:p>
      <text:p text:style-name="P30"/>
      <text:p text:style-name="P135">7 June</text:p>
      <text:p text:style-name="P135"/>
      <text:p text:style-name="P135">Life just seems to have lost it’s luster. It seems like no matter what I do people dont respect me because of this huge hump on my back. The sermon I head this morning was complete nonesense but I just smiled and got through it. Best to leave sleeping dogs to lie…</text:p>
      <text:p text:style-name="P135"/>
      <text:p text:style-name="P135">27 June</text:p>
      <text:p text:style-name="P135"/>
      <text:p text:style-name="P135">Donnchad lasted some 3 years in my dungeons. He died today and I sent word to his daughter that she will be his heir.</text:p>
      <text:p text:style-name="P135"/>
      <text:p text:style-name="P136">30 June</text:p>
      <text:p text:style-name="P136"/>
      <text:p text:style-name="P136">Her name is Samthann and she does not explicitly say she hates me, yet. I have sent for her hustband, the old commander Tagd (also another claimant to the familly of Colman and Caintigern) to be released as well from my prison. He has gone quite senile of late and I think he may be more of an inconviniece over there for my new vassal. The people understand that I am King and she is only a puppet, I hope, and with any luck she will remain pathetic and not challenge my rule!</text:p>
      <text:p text:style-name="P136"/>
      <text:p text:style-name="P137">26 August</text:p>
      <text:p text:style-name="P137"/>
      <text:p text:style-name="P137">I made quite the miscalculation… I decided that the entire side of the family who claimed descent related to Donnchad by way of Colman and Caintigern was poisoned with the trechorous genes so I gave the order to have them purged, including Samthann. In brief I was unsuccessful. Of the 4 who lived, 3 still remain. Samthann and her lunatic husband have cut the heads off my armed sherriffs who went to have them arrested and now we must do battle. The other two, a brother and sister in their twenties, living here in Dublin, heard of my demands before they were properly located. The boy was captured but the girl seems to have fled on a French merchant ship and taken refuge with the King of France (Vexin)</text:p>
      <text:p text:style-name="P133"><text:s/></text:p>
      <text:p text:style-name="P133"/>
      <text:p text:style-name="P137">1 October</text:p>
      <text:p text:style-name="P137"/>
      <text:p text:style-name="P137"><text:soft-page-break/>We are on the move! Two great armies of over 5500 men each march north and south from Dublin to destroy any who may be harboring false claimants to my throne!</text:p>
      <text:p text:style-name="P137"/>
      <text:p text:style-name="P137">5 October</text:p>
      <text:p text:style-name="P137"/>
      <text:p text:style-name="P137">I gave a great speech in city today in support of my cause. My practice infront of the mirror has certainly paid off. They seemed to listen and agree!</text:p>
      <text:p text:style-name="P137"/>
      <text:p text:style-name="P138">3 November</text:p>
      <text:p text:style-name="P138"/>
      <text:p text:style-name="P138">Our first battle agains forces of Conachta led by Samthann was a great victory in the county of Airgallia!</text:p>
      <text:p text:style-name="P138"/>
      <text:p text:style-name="P138">24 December</text:p>
      <text:p text:style-name="P138"/>
      <text:p text:style-name="P138">My norther Army has engaged a force of Scotts crossing in vial Ulaidhe. On Christmas eve of all nights…</text:p>
      <text:p text:style-name="P138"/>
      <text:p text:style-name="P31">1190</text:p>
      <text:p text:style-name="P31"/>
      <text:p text:style-name="P138">12 January</text:p>
      <text:p text:style-name="P138"/>
      <text:p text:style-name="P138">We are sure to win this war, if one could even call it that. The only thing I am worrried about is the effect on the greater Irish Economy. Having 11000+ Irish out of work for a year (should it prove to last that long) has a profound and detrimental effect on our production capacity.</text:p>
      <text:p text:style-name="P138"/>
      <text:p text:style-name="P32">1191</text:p>
      <text:p text:style-name="P32"/>
      <text:p text:style-name="P139"/>
      <text:p text:style-name="P140">30 April</text:p>
      <text:p text:style-name="P140"/>
      <text:p text:style-name="P140">Finnaly the war has calmed down. My people hate me, and many, many people have died. In the end I managed to exterminate nearly all claimants to my ancestrey the “holders of the magic sword” as they have come to be called. I was excommunicated Christmas day and asked for absolvence...from the Patriarch in Constantinople which I received.</text:p>
      <text:p text:style-name="P140"/>
      <text:p text:style-name="P141">24 May</text:p>
      <text:p text:style-name="P141"/>
      <text:p text:style-name="P141">None of this was a good idea...Ive been so fucking stressed for so long though…</text:p>
      <text:p text:style-name="P141"/>
      <text:p text:style-name="P33">1192</text:p>
      <text:p text:style-name="P33">1193</text:p>
      <text:p text:style-name="P33"/>
      <text:p text:style-name="P143">Between 1189 and 1193 a great civil war ravaged Ireland. <text:span text:style-name="T22">During this time it is believed the King’s mental faculties were greatly diminished and as a result no written record of this time is found.</text:span> In the aftermath of his witch-hunt <text:span text:style-name="T22">targeting so called “pretenders to the line of Sechlainn”</text:span> against members of his own dynasty no less Cuan the Hunchback fled Ireland shortly before the Siege of Dublin <text:span text:style-name="T21">(1191 </text:span><text:soft-page-break/><text:span text:style-name="T21">winter)</text:span> fearing for his own life. <text:span text:style-name="T21">Samthann was executed in early 1191 which precipatated the extension of the war by several years and the oust of the King. Slaine, the woman who fled Dublin and presumed dead to the King returned from France shortly after the execution of Samthann in the summer of 1191 and rallied her counties (literally marrying Samthann’s widower Tagd) and declared herself the rightful Queen of Eire. Marching on Dublin itself forced Cuan the Hunchback to flee for Asia Minor and the court of his wife. In his haste to leave he was unable to send for even his young (14-15) son Cuan II who was stationed with the Marshall of Eire as part of his military training. <text:s/>The marshall of the King continued to fight and eventually broke the siege of Dublin but not until many months nearly the end of 1192. By keeping Cuan II alive throughout the war the aristocracy was able to persuade Slaine to end her fighting, put down her “magic sword of Heaven” and agree to recognize the sovergnty of Cuan II as High King of Eire (if for nothing more than to end the war and return to buisiness as usual). In exchange, Cuan the Huncback would be banished from the Island and unable to return AND the position of Slaine would be raised to “Petty Queen of Connachta and Laigan” which the King shall be prohibited from revoking or meddling in her affairs. This treaty was ratified by both parties (Including Slaine, Tagd, Cuan II and the marshall of Eire, Echtgus) on April 20 1193 marking the official begginging of the reign of Cuan II! Long Live Cuan II High King of Ireland!</text:span></text:p>
      <text:p text:style-name="P141"/>
      <text:p text:style-name="P141"/>
      <text:p text:style-name="P127"/>
      <text:p text:style-name="P105"/>
      <text:p text:style-name="P102"/>
      <text:p text:style-name="P99"/>
      <text:p text:style-name="P99"/>
      <text:p text:style-name="P83"/>
      <text:p text:style-name="P82"/>
      <text:p text:style-name="P82"/>
      <text:p text:style-name="P7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9:22:40.964680037</meta:creation-date>
    <dc:date>2019-09-14T08:44:48.942742655</dc:date>
    <meta:editing-duration>P3DT2H40M6S</meta:editing-duration>
    <meta:editing-cycles>20</meta:editing-cycles>
    <meta:generator>LibreOffice/6.2.6.2$Linux_X86_64 LibreOffice_project/20$Build-2</meta:generator>
    <meta:document-statistic meta:table-count="0" meta:image-count="0" meta:object-count="0" meta:page-count="27" meta:paragraph-count="419" meta:word-count="9981" meta:character-count="53601" meta:non-whitespace-character-count="44018"/>
  </office:meta>
</office:document-meta>
</file>